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1211000003DC7AFE1DE5.svm"/>
  <manifest:file-entry manifest:media-type="" manifest:full-path="Pictures/20000007000010F70000034FD95A2496.svm"/>
  <manifest:file-entry manifest:media-type="image/png" manifest:full-path="Pictures/1000000000000085000000143CF2806B.png"/>
  <manifest:file-entry manifest:media-type="" manifest:full-path="Pictures/2000000700001D1900000729796156FE.svm"/>
  <manifest:file-entry manifest:media-type="" manifest:full-path="Pictures/2000000700001B71000007706A5E78EA.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2" svg:font-family="Mangal"/>
    <style:font-face style:name="OpenSymbol" svg:font-family="OpenSymbol"/>
    <style:font-face style:name="Helvetica" svg:font-family="Helvetica" style:font-family-generic="roman"/>
    <style:font-face style:name="Times New Roman1" svg:font-family="'Times New Roman'" style:font-family-generic="roman"/>
    <style:font-face style:name="Arial1" svg:font-family="Arial" style:font-family-generic="swiss"/>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cm" fo:line-height="200%" fo:text-align="start" style:justify-single-word="false" fo:text-indent="1.27cm" style:auto-text-indent="false"/>
      <style:text-properties style:font-name="Times New Roman" fo:font-size="12pt" style:font-name-asian="Helvetica" style:font-size-asian="12pt" style:font-name-complex="Helvetica" style:font-size-complex="12pt"/>
    </style:style>
    <style:style style:name="P2" style:family="paragraph" style:parent-style-name="Standard">
      <style:paragraph-properties fo:margin-left="0cm" fo:margin-right="0cm" fo:margin-top="0cm" fo:margin-bottom="0cm" fo:line-height="200%" fo:text-align="start" style:justify-single-word="false" fo:text-indent="1.27cm" style:auto-text-indent="false" style:text-autospace="none"/>
      <style:text-properties style:font-name="Times New Roman" fo:font-size="12pt" style:font-name-asian="Helvetica" style:font-size-asian="12pt" style:font-name-complex="Helvetica" style:font-size-complex="12pt"/>
    </style:style>
    <style:style style:name="P3" style:family="paragraph" style:parent-style-name="Standard">
      <style:paragraph-properties fo:margin-left="0cm" fo:margin-right="0cm" fo:margin-top="0cm" fo:margin-bottom="0cm" fo:line-height="200%" fo:text-align="start" style:justify-single-word="false" fo:text-indent="1.27cm" style:auto-text-indent="false" style:text-autospace="none" style:punctuation-wrap="simple" style:line-break="normal"/>
      <style:text-properties style:font-name="Times New Roman" fo:font-size="12pt" style:font-size-asian="12pt" style:font-size-complex="12pt"/>
    </style:style>
    <style:style style:name="P4" style:family="paragraph" style:parent-style-name="Standard">
      <style:paragraph-properties fo:margin-left="0cm" fo:margin-right="0cm" fo:margin-top="0cm" fo:margin-bottom="0cm" fo:line-height="200%" fo:text-align="start" style:justify-single-word="false" fo:text-indent="1.27cm" style:auto-text-indent="false"/>
      <style:text-properties style:font-name="Times New Roman" fo:font-size="14pt" fo:font-weight="bold" style:font-size-asian="14pt" style:font-weight-asian="bold" style:font-size-complex="14pt" style:font-weight-complex="bold"/>
    </style:style>
    <style:style style:name="P5" style:family="paragraph" style:parent-style-name="Text_20_body">
      <style:paragraph-properties fo:margin-left="0cm" fo:margin-right="0cm" fo:margin-top="0cm" fo:margin-bottom="0cm" fo:line-height="200%" fo:text-align="start" style:justify-single-word="false" fo:text-indent="1.27cm" style:auto-text-indent="false"/>
      <style:text-properties style:font-name="Times New Roman"/>
    </style:style>
    <style:style style:name="P6" style:family="paragraph" style:parent-style-name="Text_20_body">
      <style:paragraph-properties fo:margin-left="0cm" fo:margin-right="0cm" fo:margin-top="0cm" fo:margin-bottom="0cm" fo:line-height="200%" fo:text-align="start" style:justify-single-word="false" fo:text-indent="1.27cm" style:auto-text-indent="false"/>
      <style:text-properties style:font-name="Times New Roman" fo:font-size="12pt" fo:font-weight="normal" style:font-size-asian="12pt" style:font-weight-asian="normal" style:font-size-complex="12pt" style:font-weight-complex="normal"/>
    </style:style>
    <style:style style:name="P7" style:family="paragraph" style:parent-style-name="Text_20_body">
      <style:paragraph-properties fo:margin-left="0cm" fo:margin-right="0cm" fo:margin-top="0cm" fo:margin-bottom="0cm" fo:line-height="200%" fo:text-align="start" style:justify-single-word="false" fo:text-indent="1.27cm" style:auto-text-indent="false"/>
      <style:text-properties style:font-name="Times New Roman" fo:font-size="12pt" style:font-size-asian="12pt" style:font-size-complex="12pt"/>
    </style:style>
    <style:style style:name="P8" style:family="paragraph" style:parent-style-name="Text_20_body">
      <style:paragraph-properties fo:margin-left="0cm" fo:margin-right="0cm" fo:margin-top="0cm" fo:margin-bottom="0cm" fo:line-height="200%" fo:text-align="start" style:justify-single-word="false" fo:text-indent="1.27cm" style:auto-text-indent="false"/>
    </style:style>
    <style:style style:name="P9" style:family="paragraph" style:parent-style-name="Standard">
      <style:paragraph-properties fo:margin-left="0cm" fo:margin-right="0cm" fo:margin-top="0cm" fo:margin-bottom="0cm" fo:line-height="200%" fo:text-align="start" style:justify-single-word="false" fo:text-indent="1.27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 fo:font-size="12pt" style:font-size-asian="12pt" style:font-size-complex="12pt"/>
    </style:style>
    <style:style style:name="P10" style:family="paragraph" style:parent-style-name="Text_20_body">
      <style:paragraph-properties fo:margin-left="0cm" fo:margin-right="0cm" fo:margin-top="0.025cm" fo:margin-bottom="0cm" fo:line-height="200%" fo:text-align="justify" style:justify-single-word="false" fo:text-indent="1.27cm" style:auto-text-indent="false" style:text-autospace="none" style:punctuation-wrap="simple" style:line-break="normal"/>
      <style:text-properties style:font-name="Times New Roman" fo:font-size="12pt" style:font-size-asian="12pt" style:font-size-complex="12pt"/>
    </style:style>
    <style:style style:name="P11" style:family="paragraph" style:parent-style-name="Text_20_body">
      <style:paragraph-properties fo:margin-left="0cm" fo:margin-right="0cm" fo:margin-top="0.166cm" fo:margin-bottom="0cm" fo:line-height="200%" fo:text-align="justify" style:justify-single-word="false" fo:text-indent="1.27cm" style:auto-text-indent="false" style:text-autospace="none" style:punctuation-wrap="simple" style:line-break="normal"/>
    </style:style>
    <style:style style:name="P12" style:family="paragraph" style:parent-style-name="Standard">
      <style:paragraph-properties fo:margin-left="0cm" fo:margin-right="0cm" fo:margin-top="0cm" fo:margin-bottom="0cm" fo:line-height="200%" fo:text-align="start" style:justify-single-word="false" fo:text-indent="0cm" style:auto-text-indent="false" style:text-autospace="none"/>
      <style:text-properties style:font-name="Times New Roman" fo:font-size="12pt" style:font-name-asian="Helvetica" style:font-size-asian="12pt" style:font-name-complex="Helvetica" style:font-size-complex="12pt"/>
    </style:style>
    <style:style style:name="P13" style:family="paragraph" style:parent-style-name="Standard">
      <style:paragraph-properties fo:margin-left="0cm" fo:margin-right="0cm" fo:margin-top="0cm" fo:margin-bottom="0cm" fo:line-height="200%" fo:text-align="center" style:justify-single-word="false" fo:text-indent="0cm" style:auto-text-indent="false" style:text-autospace="none" style:punctuation-wrap="simple" style:line-break="normal"/>
      <style:text-properties style:text-position="0% 100%" style:font-name="Times New Roman" fo:font-size="12pt" fo:letter-spacing="-0.039cm" fo:font-style="normal" fo:font-weight="normal" style:font-name-asian="Times New Roman1" style:font-size-asian="12pt" style:font-style-asian="normal" style:font-weight-asian="normal" style:font-name-complex="Times New Roman1" style:font-size-complex="12pt" style:font-style-complex="normal" style:font-weight-complex="normal" style:text-scale="105%"/>
    </style:style>
    <style:style style:name="P14" style:family="paragraph" style:parent-style-name="Text_20_body">
      <style:paragraph-properties fo:margin-left="0cm" fo:margin-right="0cm" fo:margin-top="0.166cm" fo:margin-bottom="0cm" fo:line-height="200%" fo:text-align="justify" style:justify-single-word="false" fo:text-indent="0cm" style:auto-text-indent="false" style:text-autospace="none" style:punctuation-wrap="simple" style:line-break="normal"/>
    </style:style>
    <style:style style:name="P15" style:family="paragraph" style:parent-style-name="Standard">
      <style:paragraph-properties fo:margin-left="0cm" fo:margin-right="0cm" fo:margin-top="0cm" fo:margin-bottom="0cm" fo:line-height="200%" fo:text-align="start" style:justify-single-word="false" fo:text-indent="1.27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imes New Roman" fo:font-size="14pt" fo:font-style="normal" fo:text-shadow="none" style:text-underline-style="none" fo:font-weight="bold" style:font-name-asian="Mangal" style:font-size-asian="14pt" style:font-style-asian="normal" style:font-weight-asian="bold" style:font-name-complex="Mangal" style:font-size-complex="14pt" style:font-style-complex="normal" style:font-weight-complex="bold" style:text-emphasize="none" style:text-overline-style="none" style:text-overline-color="font-color"/>
    </style:style>
    <style:style style:name="P16" style:family="paragraph" style:parent-style-name="Standard" style:master-page-name="">
      <style:paragraph-properties fo:margin-left="0cm" fo:margin-right="0cm" fo:margin-top="0cm" fo:margin-bottom="0cm" fo:line-height="200%" fo:text-align="start" style:justify-single-word="false" fo:text-indent="1.27cm" style:auto-text-indent="false" style:page-number="auto"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imes New Roman" fo:font-size="14pt" fo:font-style="normal" fo:text-shadow="none" style:text-underline-style="none" fo:font-weight="bold" style:font-name-asian="Mangal" style:font-size-asian="14pt" style:font-style-asian="normal" style:font-weight-asian="bold" style:font-name-complex="Mangal" style:font-size-complex="14pt" style:font-style-complex="normal" style:font-weight-complex="bold" style:text-emphasize="none" style:text-overline-style="none" style:text-overline-color="font-color"/>
    </style:style>
    <style:style style:name="P17" style:family="paragraph" style:parent-style-name="Standard" style:list-style-name="L2">
      <style:paragraph-properties fo:margin-top="0cm" fo:margin-bottom="0cm" fo:line-height="200%" fo:text-align="start" style:justify-single-word="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 fo:font-size="12pt" fo:font-weight="normal" style:font-size-asian="12pt" style:font-weight-asian="normal" style:font-size-complex="12pt" style:font-weight-complex="normal"/>
    </style:style>
    <style:style style:name="P18" style:family="paragraph" style:parent-style-name="Standard" style:list-style-name="L2">
      <style:paragraph-properties fo:margin-top="0cm" fo:margin-bottom="0cm" fo:line-height="200%" fo:text-align="start" style:justify-single-word="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imes New Roman"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P19" style:family="paragraph" style:parent-style-name="Standard">
      <style:paragraph-properties fo:margin-top="0cm" fo:margin-bottom="0cm" fo:line-height="200%" fo:text-align="start" style:justify-single-word="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imes New Roman"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P20" style:family="paragraph" style:parent-style-name="Standard" style:master-page-name="">
      <style:paragraph-properties fo:margin-left="0cm" fo:margin-right="0cm" fo:margin-top="0cm" fo:margin-bottom="0cm" fo:line-height="200%" fo:text-align="start" style:justify-single-word="false" fo:text-indent="0cm" style:auto-text-indent="false" style:page-number="auto"/>
      <style:text-properties style:font-name="Times New Roman" fo:font-size="14pt" fo:font-weight="bold" style:font-size-asian="14pt" style:font-weight-asian="bold" style:font-size-complex="14pt" style:font-weight-complex="bold"/>
    </style:style>
    <style:style style:name="P21" style:family="paragraph" style:parent-style-name="Text_20_body" style:list-style-name="L1">
      <style:paragraph-properties fo:margin-left="0cm" fo:margin-right="0cm" fo:margin-top="0cm" fo:margin-bottom="0cm" fo:line-height="200%" fo:text-align="start" style:justify-single-word="false" fo:text-indent="1.27cm" style:auto-text-indent="false"/>
      <style:text-properties style:font-name="Times New Roman"/>
    </style:style>
    <style:style style:name="T1" style:family="text">
      <style:text-properties fo:font-style="italic" fo:font-weight="normal" style:font-weight-asian="normal" style:font-weight-complex="normal"/>
    </style:style>
    <style:style style:name="T2" style:family="text">
      <style:text-properties style:font-name="Times New Roman"/>
    </style:style>
    <style:style style:name="T3" style:family="text">
      <style:text-properties style:font-name="Times New Roman" fo:font-size="12pt" fo:letter-spacing="normal" fo:font-weight="normal" style:font-name-asian="Arial1" style:font-size-asian="12pt" style:font-weight-asian="normal" style:font-name-complex="Arial1" style:font-size-complex="12pt" style:font-weight-complex="normal" style:text-scale="100%"/>
    </style:style>
    <style:style style:name="T4" style:family="text">
      <style:text-properties style:font-name="Times New Roman" fo:font-size="12pt" fo:letter-spacing="normal" fo:font-weight="normal" style:font-name-asian="Times New Roman1" style:font-size-asian="12pt" style:font-weight-asian="normal" style:font-name-complex="Times New Roman1" style:font-size-complex="12pt" style:font-weight-complex="normal" style:text-scale="100%"/>
    </style:style>
    <style:style style:name="T5" style:family="text">
      <style:text-properties style:font-name="Times New Roman" fo:font-size="12pt" fo:letter-spacing="normal" fo:font-style="italic" fo:font-weight="normal" style:font-name-asian="Arial1" style:font-size-asian="12pt" style:font-style-asian="italic" style:font-weight-asian="normal" style:font-name-complex="Arial1" style:font-size-complex="12pt" style:font-style-complex="italic" style:font-weight-complex="normal" style:text-scale="100%"/>
    </style:style>
    <style:style style:name="T6" style:family="text">
      <style:text-properties style:font-name="Times New Roman" fo:font-size="12pt" fo:letter-spacing="normal" fo:font-style="italic" fo:font-weight="normal" style:font-name-asian="Arial1" style:font-size-asian="12pt" style:font-style-asian="italic" style:font-weight-asian="normal" style:font-name-complex="Arial1" style:font-size-complex="12pt" style:font-style-complex="italic" style:font-weight-complex="normal" style:text-scale="110%"/>
    </style:style>
    <style:style style:name="T7" style:family="text">
      <style:text-properties style:font-name="Times New Roman" fo:font-size="12pt" fo:letter-spacing="normal" fo:font-style="normal" fo:font-weight="normal" style:font-name-asian="Arial1" style:font-size-asian="12pt" style:font-style-asian="normal" style:font-weight-asian="normal" style:font-name-complex="Arial1" style:font-size-complex="12pt" style:font-style-complex="normal" style:font-weight-complex="normal" style:text-scale="100%"/>
    </style:style>
    <style:style style:name="T8" style:family="text">
      <style:text-properties style:font-name="Times New Roman" fo:font-size="12pt" fo:letter-spacing="normal" fo:font-style="normal" fo:font-weight="normal" style:font-name-asian="Arial1" style:font-size-asian="12pt" style:font-style-asian="normal" style:font-weight-asian="normal" style:font-name-complex="Arial1" style:font-size-complex="12pt" style:font-style-complex="normal" style:font-weight-complex="normal" style:text-scale="79%"/>
    </style:style>
    <style:style style:name="T9" style:family="text">
      <style:text-properties style:font-name="Times New Roman" fo:font-size="12pt" fo:letter-spacing="normal" fo:font-style="normal" fo:font-weight="normal" style:font-name-asian="Arial1" style:font-size-asian="12pt" style:font-style-asian="normal" style:font-weight-asian="normal" style:font-name-complex="Arial1" style:font-size-complex="12pt" style:font-style-complex="normal" style:font-weight-complex="normal" style:text-scale="110%"/>
    </style:style>
    <style:style style:name="T10" style:family="text">
      <style:text-properties style:font-name="Times New Roman" fo:font-size="12pt" fo:letter-spacing="normal" fo:font-style="normal" fo:font-weight="normal" style:font-name-asian="Arial1" style:font-size-asian="12pt" style:font-style-asian="normal" style:font-weight-asian="normal" style:font-name-complex="Arial1" style:font-size-complex="12pt" style:font-style-complex="normal" style:font-weight-complex="normal" style:text-scale="104%"/>
    </style:style>
    <style:style style:name="T11" style:family="text">
      <style:text-properties style:font-name="Times New Roman" fo:font-size="12pt" fo:letter-spacing="normal" fo:font-style="normal" fo:font-weight="normal" style:font-name-asian="Times New Roman1" style:font-size-asian="12pt" style:font-style-asian="normal" style:font-weight-asian="normal" style:font-name-complex="Times New Roman1" style:font-size-complex="12pt" style:font-style-complex="normal" style:font-weight-complex="normal" style:text-scale="100%"/>
    </style:style>
    <style:style style:name="T12" style:family="text">
      <style:text-properties style:font-name="Times New Roman" fo:font-size="12pt" fo:letter-spacing="-0.012cm" fo:font-weight="normal" style:font-name-asian="Arial1" style:font-size-asian="12pt" style:font-weight-asian="normal" style:font-name-complex="Arial1" style:font-size-complex="12pt" style:font-weight-complex="normal" style:text-scale="100%"/>
    </style:style>
    <style:style style:name="T13" style:family="text">
      <style:text-properties style:font-name="Times New Roman" fo:font-size="12pt" fo:letter-spacing="-0.012cm" fo:font-style="normal" fo:font-weight="normal" style:font-name-asian="Arial1" style:font-size-asian="12pt" style:font-style-asian="normal" style:font-weight-asian="normal" style:font-name-complex="Arial1" style:font-size-complex="12pt" style:font-style-complex="normal" style:font-weight-complex="normal" style:text-scale="100%"/>
    </style:style>
    <style:style style:name="T14" style:family="text">
      <style:text-properties style:font-name="Times New Roman" fo:font-size="12pt" fo:letter-spacing="-0.009cm" fo:font-style="normal" fo:font-weight="normal" style:font-name-asian="Arial1" style:font-size-asian="12pt" style:font-style-asian="normal" style:font-weight-asian="normal" style:font-name-complex="Arial1" style:font-size-complex="12pt" style:font-style-complex="normal" style:font-weight-complex="normal" style:text-scale="100%"/>
    </style:style>
    <style:style style:name="T15" style:family="text">
      <style:text-properties style:font-name="Times New Roman" fo:font-size="12pt" fo:letter-spacing="-0.009cm" fo:font-weight="normal" style:font-name-asian="Arial1" style:font-size-asian="12pt" style:font-weight-asian="normal" style:font-name-complex="Arial1" style:font-size-complex="12pt" style:font-weight-complex="normal" style:text-scale="100%"/>
    </style:style>
    <style:style style:name="T16" style:family="text">
      <style:text-properties style:font-name="Times New Roman" fo:font-size="12pt" fo:letter-spacing="-0.009cm" fo:font-style="italic" fo:font-weight="normal" style:font-name-asian="Arial1" style:font-size-asian="12pt" style:font-style-asian="italic" style:font-weight-asian="normal" style:font-name-complex="Arial1" style:font-size-complex="12pt" style:font-style-complex="italic" style:font-weight-complex="normal" style:text-scale="100%"/>
    </style:style>
    <style:style style:name="T17" style:family="text">
      <style:text-properties style:font-name="Times New Roman" fo:font-size="12pt" fo:letter-spacing="0.002cm" fo:font-style="normal" fo:font-weight="normal" style:font-name-asian="Times New Roman1" style:font-size-asian="12pt" style:font-style-asian="normal" style:font-weight-asian="normal" style:font-name-complex="Times New Roman1" style:font-size-complex="12pt" style:font-style-complex="normal" style:font-weight-complex="normal" style:text-scale="100%"/>
    </style:style>
    <style:style style:name="T18" style:family="text">
      <style:text-properties style:font-name="Times New Roman" fo:font-size="12pt" fo:letter-spacing="0.002cm" fo:font-weight="normal" style:font-name-asian="Times New Roman1" style:font-size-asian="12pt" style:font-weight-asian="normal" style:font-name-complex="Times New Roman1" style:font-size-complex="12pt" style:font-weight-complex="normal" style:text-scale="100%"/>
    </style:style>
    <style:style style:name="T19" style:family="text">
      <style:text-properties style:font-name="Times New Roman" fo:font-size="12pt" fo:letter-spacing="-0.011cm" fo:font-style="normal" fo:font-weight="normal" style:font-name-asian="Arial1" style:font-size-asian="12pt" style:font-style-asian="normal" style:font-weight-asian="normal" style:font-name-complex="Arial1" style:font-size-complex="12pt" style:font-style-complex="normal" style:font-weight-complex="normal" style:text-scale="100%"/>
    </style:style>
    <style:style style:name="T20" style:family="text">
      <style:text-properties style:font-name="Times New Roman" fo:font-size="12pt" fo:letter-spacing="-0.011cm" fo:font-weight="normal" style:font-name-asian="Arial1" style:font-size-asian="12pt" style:font-weight-asian="normal" style:font-name-complex="Arial1" style:font-size-complex="12pt" style:font-weight-complex="normal" style:text-scale="100%"/>
    </style:style>
    <style:style style:name="T21" style:family="text">
      <style:text-properties style:font-name="Times New Roman" fo:font-size="12pt" fo:letter-spacing="0.025cm" fo:font-style="italic" fo:font-weight="normal" style:font-name-asian="Arial1" style:font-size-asian="12pt" style:font-style-asian="italic" style:font-weight-asian="normal" style:font-name-complex="Arial1" style:font-size-complex="12pt" style:font-style-complex="italic" style:font-weight-complex="normal" style:text-scale="100%"/>
    </style:style>
    <style:style style:name="T22" style:family="text">
      <style:text-properties style:font-name="Times New Roman" fo:font-size="12pt" fo:letter-spacing="0.025cm" fo:font-style="normal" fo:font-weight="normal" style:font-name-asian="Arial1" style:font-size-asian="12pt" style:font-style-asian="normal" style:font-weight-asian="normal" style:font-name-complex="Arial1" style:font-size-complex="12pt" style:font-style-complex="normal" style:font-weight-complex="normal" style:text-scale="100%"/>
    </style:style>
    <style:style style:name="T23" style:family="text">
      <style:text-properties style:font-name="Times New Roman" fo:font-size="12pt" fo:letter-spacing="0.021cm" fo:font-style="italic" fo:font-weight="normal" style:font-name-asian="Arial1" style:font-size-asian="12pt" style:font-style-asian="italic" style:font-weight-asian="normal" style:font-name-complex="Arial1" style:font-size-complex="12pt" style:font-style-complex="italic" style:font-weight-complex="normal" style:text-scale="100%"/>
    </style:style>
    <style:style style:name="T24" style:family="text">
      <style:text-properties style:font-name="Times New Roman" fo:font-size="12pt" fo:letter-spacing="-0.019cm" fo:font-style="normal" fo:font-weight="normal" style:font-name-asian="Arial1" style:font-size-asian="12pt" style:font-style-asian="normal" style:font-weight-asian="normal" style:font-name-complex="Arial1" style:font-size-complex="12pt" style:font-style-complex="normal" style:font-weight-complex="normal" style:text-scale="100%"/>
    </style:style>
    <style:style style:name="T25" style:family="text">
      <style:text-properties style:font-name="Times New Roman" fo:font-size="12pt" fo:letter-spacing="0.009cm" fo:font-style="normal" fo:font-weight="normal" style:font-name-asian="Arial1" style:font-size-asian="12pt" style:font-style-asian="normal" style:font-weight-asian="normal" style:font-name-complex="Arial1" style:font-size-complex="12pt" style:font-style-complex="normal" style:font-weight-complex="normal" style:text-scale="100%"/>
    </style:style>
    <style:style style:name="T26" style:family="text">
      <style:text-properties style:font-name="Times New Roman" fo:font-size="12pt" fo:letter-spacing="0.014cm" fo:font-weight="normal" style:font-name-asian="Arial1" style:font-size-asian="12pt" style:font-weight-asian="normal" style:font-name-complex="Arial1" style:font-size-complex="12pt" style:font-weight-complex="normal" style:text-scale="100%"/>
    </style:style>
    <style:style style:name="T27" style:family="text">
      <style:text-properties style:font-name="Times New Roman" fo:font-size="12pt" fo:letter-spacing="0.014cm" fo:font-style="italic" fo:font-weight="normal" style:font-name-asian="Arial1" style:font-size-asian="12pt" style:font-style-asian="italic" style:font-weight-asian="normal" style:font-name-complex="Arial1" style:font-size-complex="12pt" style:font-style-complex="italic" style:font-weight-complex="normal" style:text-scale="100%"/>
    </style:style>
    <style:style style:name="T28" style:family="text">
      <style:text-properties style:font-name="Times New Roman" fo:font-size="12pt" fo:letter-spacing="0.014cm" fo:font-style="normal" fo:font-weight="normal" style:font-name-asian="Arial1" style:font-size-asian="12pt" style:font-style-asian="normal" style:font-weight-asian="normal" style:font-name-complex="Arial1" style:font-size-complex="12pt" style:font-style-complex="normal" style:font-weight-complex="normal" style:text-scale="100%"/>
    </style:style>
    <style:style style:name="T29" style:family="text">
      <style:text-properties style:font-name="Times New Roman" fo:font-size="12pt" fo:letter-spacing="0.018cm" fo:font-weight="normal" style:font-name-asian="Arial1" style:font-size-asian="12pt" style:font-weight-asian="normal" style:font-name-complex="Arial1" style:font-size-complex="12pt" style:font-weight-complex="normal" style:text-scale="100%"/>
    </style:style>
    <style:style style:name="T30" style:family="text">
      <style:text-properties style:font-name="Times New Roman" fo:font-size="12pt" fo:letter-spacing="0.018cm" fo:font-style="normal" fo:font-weight="normal" style:font-name-asian="Arial1" style:font-size-asian="12pt" style:font-style-asian="normal" style:font-weight-asian="normal" style:font-name-complex="Arial1" style:font-size-complex="12pt" style:font-style-complex="normal" style:font-weight-complex="normal" style:text-scale="100%"/>
    </style:style>
    <style:style style:name="T31" style:family="text">
      <style:text-properties style:font-name="Times New Roman" fo:font-size="12pt" fo:letter-spacing="0.016cm" fo:font-weight="normal" style:font-name-asian="Arial1" style:font-size-asian="12pt" style:font-weight-asian="normal" style:font-name-complex="Arial1" style:font-size-complex="12pt" style:font-weight-complex="normal" style:text-scale="100%"/>
    </style:style>
    <style:style style:name="T32" style:family="text">
      <style:text-properties style:font-name="Times New Roman" fo:font-size="12pt" fo:letter-spacing="0.016cm" fo:font-style="normal" fo:font-weight="normal" style:font-name-asian="Arial1" style:font-size-asian="12pt" style:font-style-asian="normal" style:font-weight-asian="normal" style:font-name-complex="Arial1" style:font-size-complex="12pt" style:font-style-complex="normal" style:font-weight-complex="normal" style:text-scale="100%"/>
    </style:style>
    <style:style style:name="T33" style:family="text">
      <style:text-properties style:font-name="Times New Roman" fo:font-size="12pt" fo:letter-spacing="0.016cm" fo:font-style="normal" fo:font-weight="normal" style:font-name-asian="Arial1" style:font-size-asian="12pt" style:font-style-asian="normal" style:font-weight-asian="normal" style:font-name-complex="Arial1" style:font-size-complex="12pt" style:font-style-complex="normal" style:font-weight-complex="normal" style:text-scale="110%"/>
    </style:style>
    <style:style style:name="T34" style:family="text">
      <style:text-properties style:font-name="Times New Roman" fo:font-size="12pt" fo:letter-spacing="0.016cm" fo:font-style="italic" fo:font-weight="normal" style:font-name-asian="Arial1" style:font-size-asian="12pt" style:font-style-asian="italic" style:font-weight-asian="normal" style:font-name-complex="Arial1" style:font-size-complex="12pt" style:font-style-complex="italic" style:font-weight-complex="normal" style:text-scale="100%"/>
    </style:style>
    <style:style style:name="T35" style:family="text">
      <style:text-properties style:font-name="Times New Roman" fo:font-size="12pt" fo:letter-spacing="0.026cm" fo:font-style="normal" fo:font-weight="normal" style:font-name-asian="Arial1" style:font-size-asian="12pt" style:font-style-asian="normal" style:font-weight-asian="normal" style:font-name-complex="Arial1" style:font-size-complex="12pt" style:font-style-complex="normal" style:font-weight-complex="normal" style:text-scale="100%"/>
    </style:style>
    <style:style style:name="T36" style:family="text">
      <style:text-properties style:font-name="Times New Roman" fo:font-size="12pt" fo:letter-spacing="0.011cm" fo:font-style="normal" fo:font-weight="normal" style:font-name-asian="Arial1" style:font-size-asian="12pt" style:font-style-asian="normal" style:font-weight-asian="normal" style:font-name-complex="Arial1" style:font-size-complex="12pt" style:font-style-complex="normal" style:font-weight-complex="normal" style:text-scale="100%"/>
    </style:style>
    <style:style style:name="T37" style:family="text">
      <style:text-properties style:font-name="Times New Roman" fo:font-size="12pt" fo:letter-spacing="0.012cm" fo:font-style="normal" fo:font-weight="normal" style:font-name-asian="Arial1" style:font-size-asian="12pt" style:font-style-asian="normal" style:font-weight-asian="normal" style:font-name-complex="Arial1" style:font-size-complex="12pt" style:font-style-complex="normal" style:font-weight-complex="normal" style:text-scale="100%"/>
    </style:style>
    <style:style style:name="T38" style:family="text">
      <style:text-properties style:font-name="Times New Roman" fo:font-size="12pt" fo:letter-spacing="0.048cm" fo:font-style="italic" fo:font-weight="normal" style:font-name-asian="Arial1" style:font-size-asian="12pt" style:font-style-asian="italic" style:font-weight-asian="normal" style:font-name-complex="Arial1" style:font-size-complex="12pt" style:font-style-complex="italic" style:font-weight-complex="normal" style:text-scale="100%"/>
    </style:style>
    <style:style style:name="T39" style:family="text">
      <style:text-properties style:font-name="Times New Roman" fo:font-size="12pt" fo:letter-spacing="0.019cm" fo:font-style="normal" fo:font-weight="normal" style:font-name-asian="Arial1" style:font-size-asian="12pt" style:font-style-asian="normal" style:font-weight-asian="normal" style:font-name-complex="Arial1" style:font-size-complex="12pt" style:font-style-complex="normal" style:font-weight-complex="normal" style:text-scale="100%"/>
    </style:style>
    <style:style style:name="T40" style:family="text">
      <style:text-properties style:font-name="Times New Roman" fo:font-size="12pt" fo:letter-spacing="0.039cm" fo:font-style="italic" fo:font-weight="normal" style:font-name-asian="Arial1" style:font-size-asian="12pt" style:font-style-asian="italic" style:font-weight-asian="normal" style:font-name-complex="Arial1" style:font-size-complex="12pt" style:font-style-complex="italic" style:font-weight-complex="normal" style:text-scale="100%"/>
    </style:style>
    <style:style style:name="T41" style:family="text">
      <style:text-properties style:font-name="Times New Roman" fo:font-size="12pt" fo:letter-spacing="0.03cm" fo:font-style="italic" fo:font-weight="normal" style:font-name-asian="Arial1" style:font-size-asian="12pt" style:font-style-asian="italic" style:font-weight-asian="normal" style:font-name-complex="Arial1" style:font-size-complex="12pt" style:font-style-complex="italic" style:font-weight-complex="normal" style:text-scale="100%"/>
    </style:style>
    <style:style style:name="T42" style:family="text">
      <style:text-properties style:font-name="Times New Roman" fo:font-size="12pt" fo:letter-spacing="0.004cm" fo:font-style="normal" fo:font-weight="normal" style:font-name-asian="Times New Roman1" style:font-size-asian="12pt" style:font-style-asian="normal" style:font-weight-asian="normal" style:font-name-complex="Times New Roman1" style:font-size-complex="12pt" style:font-style-complex="normal" style:font-weight-complex="normal" style:text-scale="100%"/>
    </style:style>
    <style:style style:name="T43" style:family="text">
      <style:text-properties style:text-position="0% 100%" fo:letter-spacing="normal" fo:font-style="italic" fo:font-weight="normal" style:font-name-asian="Arial1" style:font-style-asian="italic" style:font-weight-asian="normal" style:font-name-complex="Arial1" style:font-style-complex="italic" style:font-weight-complex="normal" style:text-scale="100%"/>
    </style:style>
    <style:style style:name="T44" style:family="text">
      <style:text-properties style:text-position="0% 100%" fo:letter-spacing="normal" fo:font-style="italic" fo:font-weight="normal" style:font-name-asian="Arial1" style:font-style-asian="italic" style:font-weight-asian="normal" style:font-name-complex="Arial1" style:font-style-complex="italic" style:font-weight-complex="normal" style:text-scale="105%"/>
    </style:style>
    <style:style style:name="T45" style:family="text">
      <style:text-properties style:text-position="0% 100%" fo:letter-spacing="normal" fo:font-style="normal" fo:font-weight="normal" style:font-name-asian="Arial1" style:font-style-asian="normal" style:font-weight-asian="normal" style:font-name-complex="Arial1" style:font-style-complex="normal" style:font-weight-complex="normal" style:text-scale="100%"/>
    </style:style>
    <style:style style:name="T46" style:family="text">
      <style:text-properties style:text-position="0% 100%" fo:letter-spacing="normal" fo:font-style="normal" fo:font-weight="normal" style:font-name-asian="Arial1" style:font-style-asian="normal" style:font-weight-asian="normal" style:font-name-complex="Arial1" style:font-style-complex="normal" style:font-weight-complex="normal" style:text-scale="105%"/>
    </style:style>
    <style:style style:name="T47" style:family="text">
      <style:text-properties style:text-position="0% 100%" fo:letter-spacing="normal" fo:font-style="normal" fo:font-weight="normal" style:font-name-asian="Arial1" style:font-style-asian="normal" style:font-weight-asian="normal" style:font-name-complex="Arial1" style:font-style-complex="normal" style:font-weight-complex="normal" style:text-scale="95%"/>
    </style:style>
    <style:style style:name="T48" style:family="text">
      <style:text-properties style:text-position="0% 100%" fo:letter-spacing="normal" fo:font-style="normal" fo:font-weight="normal" style:font-name-asian="Times New Roman1" style:font-style-asian="normal" style:font-weight-asian="normal" style:font-name-complex="Times New Roman1" style:font-style-complex="normal" style:font-weight-complex="normal" style:text-scale="100%"/>
    </style:style>
    <style:style style:name="T49" style:family="text">
      <style:text-properties style:text-position="0% 100%" fo:letter-spacing="normal" fo:font-style="normal" fo:font-weight="normal" style:font-name-asian="Times New Roman1" style:font-style-asian="normal" style:font-weight-asian="normal" style:font-name-complex="Times New Roman1" style:font-style-complex="normal" style:font-weight-complex="normal" style:text-scale="105%"/>
    </style:style>
    <style:style style:name="T50" style:family="text">
      <style:text-properties style:text-position="0% 100%" fo:letter-spacing="0.004cm" fo:font-style="normal" fo:font-weight="normal" style:font-name-asian="Arial1" style:font-style-asian="normal" style:font-weight-asian="normal" style:font-name-complex="Arial1" style:font-style-complex="normal" style:font-weight-complex="normal" style:text-scale="100%"/>
    </style:style>
    <style:style style:name="T51" style:family="text">
      <style:text-properties style:text-position="0% 100%" fo:letter-spacing="-0.011cm" fo:font-style="normal" fo:font-weight="normal" style:font-name-asian="Arial1" style:font-style-asian="normal" style:font-weight-asian="normal" style:font-name-complex="Arial1" style:font-style-complex="normal" style:font-weight-complex="normal" style:text-scale="100%"/>
    </style:style>
    <style:style style:name="T52" style:family="text">
      <style:text-properties style:text-position="0% 100%" fo:letter-spacing="-0.011cm" fo:font-style="italic" fo:font-weight="normal" style:font-name-asian="Arial1" style:font-style-asian="italic" style:font-weight-asian="normal" style:font-name-complex="Arial1" style:font-style-complex="italic" style:font-weight-complex="normal" style:text-scale="105%"/>
    </style:style>
    <style:style style:name="T53" style:family="text">
      <style:text-properties style:text-position="0% 100%" fo:letter-spacing="0.076cm" fo:font-style="normal" fo:font-weight="normal" style:font-name-asian="Times New Roman1" style:font-style-asian="normal" style:font-weight-asian="normal" style:font-name-complex="Times New Roman1" style:font-style-complex="normal" style:font-weight-complex="normal" style:text-scale="100%"/>
    </style:style>
    <style:style style:name="T54" style:family="text">
      <style:text-properties style:text-position="0% 100%" fo:letter-spacing="0.048cm" fo:font-style="normal" fo:font-weight="normal" style:font-name-asian="Arial1" style:font-style-asian="normal" style:font-weight-asian="normal" style:font-name-complex="Arial1" style:font-style-complex="normal" style:font-weight-complex="normal" style:text-scale="100%"/>
    </style:style>
    <style:style style:name="T55" style:family="text">
      <style:text-properties style:text-position="0% 100%" fo:letter-spacing="0.042cm" fo:font-style="normal" fo:font-weight="normal" style:font-name-asian="Arial1" style:font-style-asian="normal" style:font-weight-asian="normal" style:font-name-complex="Arial1" style:font-style-complex="normal" style:font-weight-complex="normal" style:text-scale="105%"/>
    </style:style>
    <style:style style:name="T56" style:family="text">
      <style:text-properties style:text-position="0% 100%" fo:letter-spacing="0.055cm" fo:font-style="normal" fo:font-weight="normal" style:font-name-asian="Arial1" style:font-style-asian="normal" style:font-weight-asian="normal" style:font-name-complex="Arial1" style:font-style-complex="normal" style:font-weight-complex="normal" style:text-scale="100%"/>
    </style:style>
    <style:style style:name="T57" style:family="text">
      <style:text-properties style:text-position="0% 100%" fo:letter-spacing="0.056cm" fo:font-style="normal" fo:font-weight="normal" style:font-name-asian="Arial1" style:font-style-asian="normal" style:font-weight-asian="normal" style:font-name-complex="Arial1" style:font-style-complex="normal" style:font-weight-complex="normal" style:text-scale="100%"/>
    </style:style>
    <style:style style:name="T58" style:family="text">
      <style:text-properties style:text-position="0% 100%" fo:letter-spacing="0.058cm" fo:font-style="normal" fo:font-weight="normal" style:font-name-asian="Arial1" style:font-style-asian="normal" style:font-weight-asian="normal" style:font-name-complex="Arial1" style:font-style-complex="normal" style:font-weight-complex="normal" style:text-scale="100%"/>
    </style:style>
    <style:style style:name="T59" style:family="text">
      <style:text-properties style:text-position="0% 100%" fo:letter-spacing="-0.004cm" fo:font-style="normal" fo:font-weight="normal" style:font-name-asian="Times New Roman1" style:font-style-asian="normal" style:font-weight-asian="normal" style:font-name-complex="Times New Roman1" style:font-style-complex="normal" style:font-weight-complex="normal" style:text-scale="105%"/>
    </style:style>
    <style:style style:name="T60" style:family="text">
      <style:text-properties style:text-position="0% 100%" fo:letter-spacing="0.009cm" fo:font-style="normal" fo:font-weight="normal" style:font-name-asian="Arial1" style:font-style-asian="normal" style:font-weight-asian="normal" style:font-name-complex="Arial1" style:font-style-complex="normal" style:font-weight-complex="normal" style:text-scale="100%"/>
    </style:style>
    <style:style style:name="T61" style:family="text">
      <style:text-properties style:text-position="0% 100%" fo:letter-spacing="0.025cm" fo:font-style="italic" fo:font-weight="normal" style:font-name-asian="Arial1" style:font-style-asian="italic" style:font-weight-asian="normal" style:font-name-complex="Arial1" style:font-style-complex="italic" style:font-weight-complex="normal" style:text-scale="100%"/>
    </style:style>
    <style:style style:name="T62" style:family="text">
      <style:text-properties style:text-position="0% 100%" fo:letter-spacing="0.025cm" fo:font-style="normal" fo:font-weight="normal" style:font-name-asian="Times New Roman1" style:font-style-asian="normal" style:font-weight-asian="normal" style:font-name-complex="Times New Roman1" style:font-style-complex="normal" style:font-weight-complex="normal" style:text-scale="105%"/>
    </style:style>
    <style:style style:name="T63" style:family="text">
      <style:text-properties style:text-position="0% 100%" fo:letter-spacing="0.021cm" fo:font-style="italic" fo:font-weight="normal" style:font-name-asian="Arial1" style:font-style-asian="italic" style:font-weight-asian="normal" style:font-name-complex="Arial1" style:font-style-complex="italic" style:font-weight-complex="normal" style:text-scale="100%"/>
    </style:style>
    <style:style style:name="T64" style:family="text">
      <style:text-properties style:text-position="0% 100%" fo:letter-spacing="0.032cm" fo:font-style="normal" fo:font-weight="normal" style:font-name-asian="Arial1" style:font-style-asian="normal" style:font-weight-asian="normal" style:font-name-complex="Arial1" style:font-style-complex="normal" style:font-weight-complex="normal" style:text-scale="100%"/>
    </style:style>
    <style:style style:name="T65" style:family="text">
      <style:text-properties style:text-position="0% 100%" fo:letter-spacing="0.034cm" fo:font-style="normal" fo:font-weight="normal" style:font-name-asian="Arial1" style:font-style-asian="normal" style:font-weight-asian="normal" style:font-name-complex="Arial1" style:font-style-complex="normal" style:font-weight-complex="normal" style:text-scale="100%"/>
    </style:style>
    <style:style style:name="T66" style:family="text">
      <style:text-properties style:text-position="0% 100%" fo:letter-spacing="0.035cm" fo:font-style="normal" fo:font-weight="normal" style:font-name-asian="Arial1" style:font-style-asian="normal" style:font-weight-asian="normal" style:font-name-complex="Arial1" style:font-style-complex="normal" style:font-weight-complex="normal" style:text-scale="100%"/>
    </style:style>
    <style:style style:name="T67" style:family="text">
      <style:text-properties style:text-position="0% 100%" fo:letter-spacing="-0.009cm" fo:font-style="normal" fo:font-weight="normal" style:font-name-asian="Times New Roman1" style:font-style-asian="normal" style:font-weight-asian="normal" style:font-name-complex="Times New Roman1" style:font-style-complex="normal" style:font-weight-complex="normal" style:text-scale="105%"/>
    </style:style>
    <style:style style:name="T68" style:family="text">
      <style:text-properties style:text-position="0% 100%" fo:letter-spacing="-0.012cm" fo:font-style="normal" fo:font-weight="normal" style:font-name-asian="Times New Roman1" style:font-style-asian="normal" style:font-weight-asian="normal" style:font-name-complex="Times New Roman1" style:font-style-complex="normal" style:font-weight-complex="normal" style:text-scale="100%"/>
    </style:style>
    <style:style style:name="T69" style:family="text">
      <style:text-properties style:text-position="0% 100%" style:font-name="Times New Roman" fo:font-size="12pt" fo:letter-spacing="normal" fo:font-style="normal" fo:font-weight="normal" style:font-name-asian="Arial1" style:font-size-asian="12pt" style:font-style-asian="normal" style:font-weight-asian="normal" style:font-name-complex="Arial1" style:font-size-complex="12pt" style:font-style-complex="normal" style:font-weight-complex="normal" style:text-scale="100%"/>
    </style:style>
    <style:style style:name="T70" style:family="text">
      <style:text-properties style:text-position="0% 100%" style:font-name="Times New Roman" fo:font-size="12pt" fo:letter-spacing="normal" fo:font-style="normal" fo:font-weight="normal" style:font-name-asian="Arial1" style:font-size-asian="12pt" style:font-style-asian="normal" style:font-weight-asian="normal" style:font-name-complex="Arial1" style:font-size-complex="12pt" style:font-style-complex="normal" style:font-weight-complex="normal" style:text-scale="110%"/>
    </style:style>
    <style:style style:name="T71" style:family="text">
      <style:text-properties style:text-position="0% 100%" style:font-name="Times New Roman" fo:font-size="12pt" fo:letter-spacing="normal" fo:font-style="normal" fo:font-weight="normal" style:font-name-asian="Arial1" style:font-size-asian="12pt" style:font-style-asian="normal" style:font-weight-asian="normal" style:font-name-complex="Arial1" style:font-size-complex="12pt" style:font-style-complex="normal" style:font-weight-complex="normal" style:text-scale="99%"/>
    </style:style>
    <style:style style:name="T72" style:family="text">
      <style:text-properties style:text-position="0% 100%" style:font-name="Times New Roman" fo:font-size="12pt" fo:letter-spacing="normal" fo:font-style="normal" fo:font-weight="normal" style:font-name-asian="Times New Roman1" style:font-size-asian="12pt" style:font-style-asian="normal" style:font-weight-asian="normal" style:font-name-complex="Times New Roman1" style:font-size-complex="12pt" style:font-style-complex="normal" style:font-weight-complex="normal" style:text-scale="100%"/>
    </style:style>
    <style:style style:name="T73" style:family="text">
      <style:text-properties style:text-position="0% 100%" style:font-name="Times New Roman" fo:font-size="12pt" fo:letter-spacing="normal" fo:font-style="normal" fo:font-weight="normal" style:font-name-asian="Times New Roman1" style:font-size-asian="12pt" style:font-style-asian="normal" style:font-weight-asian="normal" style:font-name-complex="Times New Roman1" style:font-size-complex="12pt" style:font-style-complex="normal" style:font-weight-complex="normal" style:text-scale="99%"/>
    </style:style>
    <style:style style:name="T74" style:family="text">
      <style:text-properties style:text-position="0% 100%" style:font-name="Times New Roman" fo:font-size="12pt" fo:letter-spacing="normal" fo:font-style="italic" fo:font-weight="normal" style:font-name-asian="Arial1" style:font-size-asian="12pt" style:font-style-asian="italic" style:font-weight-asian="normal" style:font-name-complex="Arial1" style:font-size-complex="12pt" style:font-style-complex="italic" style:font-weight-complex="normal" style:text-scale="100%"/>
    </style:style>
    <style:style style:name="T75" style:family="text">
      <style:text-properties style:text-position="0% 100%" style:font-name="Times New Roman" fo:font-size="12pt" fo:letter-spacing="-0.011cm" fo:font-style="normal" fo:font-weight="normal" style:font-name-asian="Times New Roman1" style:font-size-asian="12pt" style:font-style-asian="normal" style:font-weight-asian="normal" style:font-name-complex="Times New Roman1" style:font-size-complex="12pt" style:font-style-complex="normal" style:font-weight-complex="normal" style:text-scale="100%"/>
    </style:style>
    <style:style style:name="T76" style:family="text">
      <style:text-properties style:text-position="0% 100%" style:font-name="Times New Roman" fo:font-size="12pt" fo:letter-spacing="0.009cm" fo:font-style="normal" fo:font-weight="normal" style:font-name-asian="Times New Roman1" style:font-size-asian="12pt" style:font-style-asian="normal" style:font-weight-asian="normal" style:font-name-complex="Times New Roman1" style:font-size-complex="12pt" style:font-style-complex="normal" style:font-weight-complex="normal" style:text-scale="100%"/>
    </style:style>
    <style:style style:name="T77" style:family="text">
      <style:text-properties style:text-position="0% 100%" style:font-name="Times New Roman" fo:font-size="12pt" fo:letter-spacing="0.025cm" fo:font-style="italic" fo:font-weight="normal" style:font-name-asian="Arial1" style:font-size-asian="12pt" style:font-style-asian="italic" style:font-weight-asian="normal" style:font-name-complex="Arial1" style:font-size-complex="12pt" style:font-style-complex="italic" style:font-weight-complex="normal" style:text-scale="100%"/>
    </style:style>
    <style:style style:name="T78" style:family="text">
      <style:text-properties style:text-position="0% 100%" style:font-name="Times New Roman" fo:font-size="12pt" fo:letter-spacing="0.021cm" fo:font-style="italic" fo:font-weight="normal" style:font-name-asian="Arial1" style:font-size-asian="12pt" style:font-style-asian="italic" style:font-weight-asian="normal" style:font-name-complex="Arial1" style:font-size-complex="12pt" style:font-style-complex="italic" style:font-weight-complex="normal" style:text-scale="100%"/>
    </style:style>
    <style:style style:name="T79" style:family="text">
      <style:text-properties style:text-position="0% 100%" style:font-name="Times New Roman" fo:font-size="12pt" fo:letter-spacing="0.032cm" fo:font-style="normal" fo:font-weight="normal" style:font-name-asian="Arial1" style:font-size-asian="12pt" style:font-style-asian="normal" style:font-weight-asian="normal" style:font-name-complex="Arial1" style:font-size-complex="12pt" style:font-style-complex="normal" style:font-weight-complex="normal" style:text-scale="100%"/>
    </style:style>
    <style:style style:name="T80" style:family="text">
      <style:text-properties style:text-position="0% 100%" style:font-name="Times New Roman" fo:font-size="12pt" fo:letter-spacing="0.018cm" fo:font-style="normal" fo:font-weight="normal" style:font-name-asian="Arial1" style:font-size-asian="12pt" style:font-style-asian="normal" style:font-weight-asian="normal" style:font-name-complex="Arial1" style:font-size-complex="12pt" style:font-style-complex="normal" style:font-weight-complex="normal" style:text-scale="100%"/>
    </style:style>
    <style:style style:name="T81" style:family="text">
      <style:text-properties style:text-position="0% 100%" style:font-name="Times New Roman" fo:font-size="12pt" fo:letter-spacing="0.019cm" fo:font-style="normal" fo:font-weight="normal" style:font-name-asian="Arial1" style:font-size-asian="12pt" style:font-style-asian="normal" style:font-weight-asian="normal" style:font-name-complex="Arial1" style:font-size-complex="12pt" style:font-style-complex="normal" style:font-weight-complex="normal" style:text-scale="100%"/>
    </style:style>
    <style:style style:name="T82" style:family="text">
      <style:text-properties style:text-position="0% 100%" style:font-name="Times New Roman" fo:font-size="12pt" fo:letter-spacing="0.011cm" fo:font-style="normal" fo:font-weight="normal" style:font-name-asian="Arial1" style:font-size-asian="12pt" style:font-style-asian="normal" style:font-weight-asian="normal" style:font-name-complex="Arial1" style:font-size-complex="12pt" style:font-style-complex="normal" style:font-weight-complex="normal" style:text-scale="110%"/>
    </style:style>
    <style:style style:name="T83" style:family="text">
      <style:text-properties style:text-position="0% 100%" style:font-name="Times New Roman" fo:font-size="12pt" fo:letter-spacing="0.011cm" fo:font-style="normal" fo:font-weight="normal" style:font-name-asian="Times New Roman1" style:font-size-asian="12pt" style:font-style-asian="normal" style:font-weight-asian="normal" style:font-name-complex="Times New Roman1" style:font-size-complex="12pt" style:font-style-complex="normal" style:font-weight-complex="normal" style:text-scale="100%"/>
    </style:style>
    <style:style style:name="T84" style:family="text">
      <style:text-properties style:text-position="0% 100%" style:font-name="Times New Roman" fo:font-size="12pt" fo:letter-spacing="-0.009cm" fo:font-style="italic" fo:font-weight="normal" style:font-name-asian="Arial1" style:font-size-asian="12pt" style:font-style-asian="italic" style:font-weight-asian="normal" style:font-name-complex="Arial1" style:font-size-complex="12pt" style:font-style-complex="italic" style:font-weight-complex="normal" style:text-scale="100%"/>
    </style:style>
    <style:style style:name="T85" style:family="text">
      <style:text-properties style:text-position="0% 100%" style:font-name="Times New Roman" fo:font-size="12pt" fo:letter-spacing="-0.012cm" fo:font-style="normal" fo:font-weight="normal" style:font-name-asian="Times New Roman1" style:font-size-asian="12pt" style:font-style-asian="normal" style:font-weight-asian="normal" style:font-name-complex="Times New Roman1" style:font-size-complex="12pt" style:font-style-complex="normal" style:font-weight-complex="normal" style:text-scale="100%"/>
    </style:style>
    <style:style style:name="T86" style:family="text">
      <style:text-properties style:text-position="0% 100%" style:font-name="Times New Roman" fo:font-size="12pt" fo:letter-spacing="-0.005cm" fo:font-style="normal" fo:font-weight="normal" style:font-name-asian="Times New Roman1" style:font-size-asian="12pt" style:font-style-asian="normal" style:font-weight-asian="normal" style:font-name-complex="Times New Roman1" style:font-size-complex="12pt" style:font-style-complex="normal" style:font-weight-complex="normal" style:text-scale="100%"/>
    </style:style>
    <style:style style:name="T87" style:family="text">
      <style:text-properties style:text-position="0% 100%" style:font-name="Times New Roman" fo:font-size="12pt" fo:letter-spacing="0.002cm" fo:font-style="normal" fo:font-weight="normal" style:font-name-asian="Times New Roman1" style:font-size-asian="12pt" style:font-style-asian="normal" style:font-weight-asian="normal" style:font-name-complex="Times New Roman1" style:font-size-complex="12pt" style:font-style-complex="normal" style:font-weight-complex="normal" style:text-scale="100%"/>
    </style:style>
    <style:style style:name="T88" style:family="text">
      <style:text-properties style:text-position="0% 100%" style:font-name="Times New Roman" fo:font-size="12pt" fo:letter-spacing="0.067cm" fo:font-style="normal" fo:font-weight="normal" style:font-name-asian="Times New Roman1" style:font-size-asian="12pt" style:font-style-asian="normal" style:font-weight-asian="normal" style:font-name-complex="Times New Roman1" style:font-size-complex="12pt" style:font-style-complex="normal" style:font-weight-complex="normal" style:text-scale="100%"/>
    </style:style>
    <style:style style:name="T89" style:family="text">
      <style:text-properties style:text-position="0% 100%" fo:letter-spacing="-0.039cm" fo:font-style="normal" fo:font-weight="normal" style:font-name-asian="Times New Roman1" style:font-style-asian="normal" style:font-weight-asian="normal" style:font-name-complex="Times New Roman1" style:font-style-complex="normal" style:font-weight-complex="normal" style:text-scale="105%"/>
    </style:style>
    <style:style style:name="T90" style:family="text">
      <style:text-properties style:text-position="0% 100%" fo:letter-spacing="-0.035cm" fo:font-style="normal" fo:font-weight="normal" style:font-name-asian="Times New Roman1" style:font-style-asian="normal" style:font-weight-asian="normal" style:font-name-complex="Times New Roman1" style:font-style-complex="normal" style:font-weight-complex="normal" style:text-scale="105%"/>
    </style:style>
    <style:style style:name="T91" style:family="text">
      <style:text-properties style:text-position="0% 100%" fo:letter-spacing="-0.034cm" fo:font-style="normal" fo:font-weight="normal" style:font-name-asian="Times New Roman1" style:font-style-asian="normal" style:font-weight-asian="normal" style:font-name-complex="Times New Roman1" style:font-style-complex="normal" style:font-weight-complex="normal" style:text-scale="105%"/>
    </style:style>
    <style:style style:name="T92" style:family="text">
      <style:text-properties style:text-position="0% 100%" fo:letter-spacing="0.072cm" fo:font-style="italic" fo:font-weight="normal" style:font-name-asian="Arial1" style:font-style-asian="italic" style:font-weight-asian="normal" style:font-name-complex="Arial1" style:font-style-complex="italic" style:font-weight-complex="normal" style:text-scale="105%"/>
    </style:style>
    <style:style style:name="T93" style:family="text">
      <style:text-properties style:text-position="0% 100%" fo:letter-spacing="-0.085cm" fo:font-style="italic" fo:font-weight="normal" style:font-name-asian="Arial1" style:font-style-asian="italic" style:font-weight-asian="normal" style:font-name-complex="Arial1" style:font-style-complex="italic" style:font-weight-complex="normal" style:text-scale="105%"/>
    </style:style>
    <style:style style:name="T94" style:family="text">
      <style:text-properties style:text-position="0% 100%" fo:letter-spacing="-0.03cm" fo:font-style="normal" fo:font-weight="normal" style:font-name-asian="Times New Roman1" style:font-style-asian="normal" style:font-weight-asian="normal" style:font-name-complex="Times New Roman1" style:font-style-complex="normal" style:font-weight-complex="normal" style:text-scale="105%"/>
    </style:style>
    <style:style style:name="T95" style:family="text">
      <style:text-properties style:text-position="0% 100%" fo:letter-spacing="0.005cm" fo:font-style="normal" fo:font-weight="normal" style:font-name-asian="Times New Roman1" style:font-style-asian="normal" style:font-weight-asian="normal" style:font-name-complex="Times New Roman1" style:font-style-complex="normal" style:font-weight-complex="normal" style:text-scale="100%"/>
    </style:style>
    <style:style style:name="T96" style:family="text">
      <style:text-properties style:text-position="0% 100%" fo:letter-spacing="0.007cm" fo:font-style="normal" fo:font-weight="normal" style:font-name-asian="Times New Roman1" style:font-style-asian="normal" style:font-weight-asian="normal" style:font-name-complex="Times New Roman1" style:font-style-complex="normal" style:font-weight-complex="normal" style:text-scale="100%"/>
    </style:style>
    <style:style style:name="T97" style:family="text">
      <style:text-properties style:text-position="0% 100%" fo:letter-spacing="-0.028cm" fo:font-style="normal" fo:font-weight="normal" style:font-name-asian="Times New Roman1" style:font-style-asian="normal" style:font-weight-asian="normal" style:font-name-complex="Times New Roman1" style:font-style-complex="normal" style:font-weight-complex="normal" style:text-scale="105%"/>
    </style:style>
    <style:style style:name="T98" style:family="text">
      <style:text-properties style:text-position="0% 100%" fo:letter-spacing="-0.007cm" fo:font-style="normal" fo:font-weight="normal" style:font-name-asian="Times New Roman1" style:font-style-asian="normal" style:font-weight-asian="normal" style:font-name-complex="Times New Roman1" style:font-style-complex="normal" style:font-weight-complex="normal" style:text-scale="105%"/>
    </style:style>
    <style:style style:name="T99" style:family="text">
      <style:text-properties style:text-position="0% 100%" fo:letter-spacing="-0.026cm" fo:font-style="normal" fo:font-weight="normal" style:font-name-asian="Times New Roman1" style:font-style-asian="normal" style:font-weight-asian="normal" style:font-name-complex="Times New Roman1" style:font-style-complex="normal" style:font-weight-complex="normal" style:text-scale="105%"/>
    </style:style>
    <style:style style:name="T100" style:family="text">
      <style:text-properties fo:color="#000000" style:text-outline="false" style:text-line-through-style="none" style:text-position="-25% 100%" fo:font-style="italic" fo:text-shadow="none" style:text-underline-style="none" fo:font-weight="normal" style:font-name-asian="Mangal" style:font-style-asian="italic" style:font-weight-asian="normal" style:font-name-complex="Mangal" style:font-style-complex="italic" style:font-weight-complex="normal" style:text-emphasize="none" style:text-overline-style="none" style:text-overline-color="font-color"/>
    </style:style>
    <style:style style:name="T101" style:family="text">
      <style:text-properties fo:color="#000000" style:text-outline="false" style:text-line-through-style="none" fo:font-style="italic" fo:text-shadow="none" style:text-underline-style="none" fo:font-weight="normal" style:font-name-asian="Mangal" style:font-style-asian="italic" style:font-weight-asian="normal" style:font-name-complex="Mangal" style:font-style-complex="italic" style:font-weight-complex="normal" style:text-emphasize="none" style:text-overline-style="none" style:text-overline-color="font-color"/>
    </style:style>
    <style:style style:name="T102" style:family="text">
      <style:text-properties fo:color="#000000" style:text-outline="false" style:text-line-through-style="none" fo:font-style="italic" fo:text-shadow="none" style:text-underline-style="none" style:font-name-asian="Mangal" style:font-style-asian="normal" style:font-name-complex="Mangal" style:font-style-complex="normal" style:text-emphasize="none" style:text-overline-style="none" style:text-overline-color="font-color"/>
    </style:style>
    <style:style style:name="T103" style:family="text">
      <style:text-properties fo:color="#000000" style:text-outline="false" style:text-line-through-style="none"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104" style:family="text">
      <style:text-properties fo:color="#000000" style:text-outline="false" style:text-line-through-style="none" fo:font-style="normal" fo:text-shadow="none" style:text-underline-style="none" fo:font-weight="normal" style:font-name-asian="Mangal" style:font-style-asian="normal" style:font-weight-asian="normal" style:font-name-complex="Mangal" style:font-style-complex="normal" style:font-weight-complex="normal" style:text-emphasize="none" style:text-overline-style="none" style:text-overline-color="font-color"/>
    </style:style>
    <style:style style:name="T105" style:family="text">
      <style:text-properties fo:color="#000000" style:text-outline="false" style:text-line-through-style="none" fo:font-style="normal" fo:text-shadow="none" style:text-underline-style="none" style:font-name-asian="Mangal" style:font-style-asian="normal" style:font-name-complex="Mangal" style:font-style-complex="normal" style:text-emphasize="none" style:text-overline-style="none" style:text-overline-color="font-color"/>
    </style:style>
    <style:style style:name="T106" style:family="text">
      <style:text-properties fo:letter-spacing="normal" fo:font-style="italic" fo:font-weight="normal" style:font-name-asian="Arial1" style:font-style-asian="italic" style:font-weight-asian="normal" style:font-name-complex="Arial1" style:font-style-complex="italic" style:font-weight-complex="normal" style:text-scale="100%"/>
    </style:style>
    <style:style style:name="T107" style:family="text">
      <style:text-properties fo:letter-spacing="normal" fo:font-weight="normal" style:font-name-asian="Arial1" style:font-weight-asian="normal" style:font-name-complex="Arial1" style:font-weight-complex="normal" style:text-scale="100%"/>
    </style:style>
    <style:style style:name="T108" style:family="text">
      <style:text-properties fo:letter-spacing="normal" fo:font-weight="normal" style:font-name-asian="Arial1" style:font-weight-asian="normal" style:font-name-complex="Arial1" style:font-weight-complex="normal" style:text-scale="105%"/>
    </style:style>
    <style:style style:name="T109" style:family="text">
      <style:text-properties fo:letter-spacing="normal" fo:font-weight="normal" style:font-name-asian="Arial1" style:font-weight-asian="normal" style:font-name-complex="Arial1" style:font-weight-complex="normal" style:text-scale="95%"/>
    </style:style>
    <style:style style:name="T110" style:family="text">
      <style:text-properties fo:letter-spacing="normal" fo:font-weight="normal" style:font-name-asian="Times New Roman1" style:font-weight-asian="normal" style:font-name-complex="Times New Roman1" style:font-weight-complex="normal" style:text-scale="100%"/>
    </style:style>
    <style:style style:name="T111" style:family="text">
      <style:text-properties fo:letter-spacing="normal" fo:font-weight="normal" style:font-name-asian="Times New Roman1" style:font-weight-asian="normal" style:font-name-complex="Times New Roman1" style:font-weight-complex="normal" style:text-scale="99%"/>
    </style:style>
    <style:style style:name="T112" style:family="text">
      <style:text-properties fo:letter-spacing="normal" fo:font-style="normal" fo:font-weight="normal" style:font-name-asian="Arial1" style:font-style-asian="normal" style:font-weight-asian="normal" style:font-name-complex="Arial1" style:font-style-complex="normal" style:font-weight-complex="normal" style:text-scale="100%"/>
    </style:style>
    <style:style style:name="T113" style:family="text">
      <style:text-properties fo:letter-spacing="normal" fo:font-style="normal" fo:font-weight="normal" style:font-name-asian="Arial1" style:font-style-asian="normal" style:font-weight-asian="normal" style:font-name-complex="Arial1" style:font-style-complex="normal" style:font-weight-complex="normal" style:text-scale="105%"/>
    </style:style>
    <style:style style:name="T114" style:family="text">
      <style:text-properties fo:letter-spacing="normal" fo:font-style="normal" fo:font-weight="normal" style:font-name-asian="Arial1" style:font-style-asian="normal" style:font-weight-asian="normal" style:font-name-complex="Arial1" style:font-style-complex="normal" style:font-weight-complex="normal" style:text-scale="89%"/>
    </style:style>
    <style:style style:name="T115" style:family="text">
      <style:text-properties fo:letter-spacing="normal" fo:font-style="normal" fo:font-weight="normal" style:font-name-asian="Arial1" style:font-style-asian="normal" style:font-weight-asian="normal" style:font-name-complex="Arial1" style:font-style-complex="normal" style:font-weight-complex="normal" style:text-scale="94%"/>
    </style:style>
    <style:style style:name="T116" style:family="text">
      <style:text-properties fo:letter-spacing="normal" fo:font-style="normal" fo:font-weight="normal" style:font-name-asian="Times New Roman1" style:font-style-asian="normal" style:font-weight-asian="normal" style:font-name-complex="Times New Roman1" style:font-style-complex="normal" style:font-weight-complex="normal" style:text-scale="100%"/>
    </style:style>
    <style:style style:name="T117" style:family="text">
      <style:text-properties fo:letter-spacing="normal" fo:font-style="normal" fo:font-weight="normal" style:font-name-asian="Times New Roman1" style:font-style-asian="normal" style:font-weight-asian="normal" style:font-name-complex="Times New Roman1" style:font-style-complex="normal" style:font-weight-complex="normal" style:text-scale="99%"/>
    </style:style>
    <style:style style:name="T118" style:family="text">
      <style:text-properties style:text-position="50% 100%" fo:letter-spacing="normal" fo:font-style="italic" fo:font-weight="normal" style:font-name-asian="Arial1" style:font-style-asian="italic" style:font-weight-asian="normal" style:font-name-complex="Arial1" style:font-style-complex="italic" style:font-weight-complex="normal" style:text-scale="100%"/>
    </style:style>
    <style:style style:name="T119" style:family="text">
      <style:text-properties style:text-position="50% 100%" fo:letter-spacing="0.071cm" fo:font-style="italic" fo:font-weight="normal" style:font-name-asian="Arial1" style:font-style-asian="italic" style:font-weight-asian="normal" style:font-name-complex="Arial1" style:font-style-complex="italic" style:font-weight-complex="normal" style:text-scale="100%"/>
    </style:style>
    <style:style style:name="T120" style:family="text">
      <style:text-properties style:text-position="50% 100%" style:font-name="Times New Roman" fo:font-size="12pt" fo:letter-spacing="normal" fo:font-style="italic" fo:font-weight="normal" style:font-name-asian="Arial1" style:font-size-asian="12pt" style:font-style-asian="italic" style:font-weight-asian="normal" style:font-name-complex="Arial1" style:font-size-complex="12pt" style:font-style-complex="italic" style:font-weight-complex="normal" style:text-scale="100%"/>
    </style:style>
    <style:style style:name="T121" style:family="text">
      <style:text-properties style:text-position="50% 100%" style:font-name="Times New Roman" fo:font-size="12pt" fo:letter-spacing="0.065cm" fo:font-style="italic" fo:font-weight="normal" style:font-name-asian="Arial1" style:font-size-asian="12pt" style:font-style-asian="italic" style:font-weight-asian="normal" style:font-name-complex="Arial1" style:font-size-complex="12pt" style:font-style-complex="italic" style:font-weight-complex="normal" style:text-scale="100%"/>
    </style:style>
    <style:style style:name="T122" style:family="text">
      <style:text-properties style:text-position="-33% 80%" fo:font-weight="bold" style:font-weight-asian="normal" style:font-weight-complex="normal"/>
    </style:style>
    <style:style style:name="T123" style:family="text">
      <style:text-properties style:text-position="super 58%" style:font-name="Times New Roman"/>
    </style:style>
    <style:style style:name="T124" style:family="text">
      <style:text-properties style:text-position="-35% 100%" fo:letter-spacing="0.016cm" fo:font-style="normal" fo:font-weight="normal" style:font-name-asian="Arial1" style:font-style-asian="normal" style:font-weight-asian="normal" style:font-name-complex="Arial1" style:font-style-complex="normal" style:font-weight-complex="normal" style:text-scale="100%"/>
    </style:style>
    <style:style style:name="T125" style:family="text">
      <style:text-properties style:text-position="-21% 100%" fo:letter-spacing="0.016cm" fo:font-style="normal" fo:font-weight="normal" style:font-name-asian="Arial1" style:font-style-asian="normal" style:font-weight-asian="normal" style:font-name-complex="Arial1" style:font-style-complex="normal" style:font-weight-complex="normal" style:text-scale="100%"/>
    </style:style>
    <style:style style:name="T126" style:family="text">
      <style:text-properties style:text-position="-21% 100%" style:font-name="Times New Roman" fo:font-size="12pt" fo:letter-spacing="0.009cm" fo:font-style="italic" fo:font-weight="normal" style:font-name-asian="Arial1" style:font-size-asian="12pt" style:font-style-asian="italic" style:font-weight-asian="normal" style:font-name-complex="Arial1" style:font-size-complex="12pt" style:font-style-complex="italic" style:font-weight-complex="normal" style:text-scale="100%"/>
    </style:style>
    <style:style style:name="T127" style:family="text">
      <style:text-properties style:text-position="-28% 100%" style:font-name="Times New Roman" fo:font-size="12pt" fo:letter-spacing="0.009cm" fo:font-style="italic" fo:font-weight="normal" style:font-name-asian="Arial1" style:font-size-asian="12pt" style:font-style-asian="italic" style:font-weight-asian="normal" style:font-name-complex="Arial1" style:font-size-complex="12pt" style:font-style-complex="italic" style:font-weight-complex="normal" style:text-scale="110%"/>
    </style:style>
    <style:style style:name="T128" style:family="text">
      <style:text-properties style:text-position="-28% 100%" style:font-name="Times New Roman" fo:font-size="12pt" fo:letter-spacing="normal" fo:font-style="normal" fo:font-weight="normal" style:font-name-asian="Arial1" style:font-size-asian="12pt" style:font-style-asian="normal" style:font-weight-asian="normal" style:font-name-complex="Arial1" style:font-size-complex="12pt" style:font-style-complex="normal" style:font-weight-complex="normal" style:text-scale="110%"/>
    </style:style>
    <style:style style:name="T129" style:family="text">
      <style:text-properties style:text-position="-28% 100%" style:font-name="Times New Roman" fo:font-size="12pt" fo:letter-spacing="normal" fo:font-style="italic" fo:font-weight="normal" style:font-name-asian="Arial1" style:font-size-asian="12pt" style:font-style-asian="italic" style:font-weight-asian="normal" style:font-name-complex="Arial1" style:font-size-complex="12pt" style:font-style-complex="italic" style:font-weight-complex="normal" style:text-scale="110%"/>
    </style:style>
    <style:style style:name="T130" style:family="text">
      <style:text-properties style:text-position="-28% 100%" style:font-name="Times New Roman" fo:font-size="12pt" fo:letter-spacing="0.014cm" fo:font-style="normal" fo:font-weight="normal" style:font-name-asian="Arial1" style:font-size-asian="12pt" style:font-style-asian="normal" style:font-weight-asian="normal" style:font-name-complex="Arial1" style:font-size-complex="12pt" style:font-style-complex="normal" style:font-weight-complex="normal" style:text-scale="110%"/>
    </style:style>
    <style:style style:name="T131" style:family="text">
      <style:text-properties fo:font-weight="bold" style:font-weight-asian="normal" style:font-weight-complex="normal"/>
    </style:style>
    <style:style style:name="T132" style:family="text">
      <style:text-properties fo:letter-spacing="-0.03cm" fo:font-weight="normal" style:font-name-asian="Arial1" style:font-weight-asian="normal" style:font-name-complex="Arial1" style:font-weight-complex="normal" style:text-scale="100%"/>
    </style:style>
    <style:style style:name="T133" style:family="text">
      <style:text-properties fo:letter-spacing="-0.03cm" fo:font-style="normal" fo:font-weight="normal" style:font-name-asian="Arial1" style:font-style-asian="normal" style:font-weight-asian="normal" style:font-name-complex="Arial1" style:font-style-complex="normal" style:font-weight-complex="normal" style:text-scale="100%"/>
    </style:style>
    <style:style style:name="T134" style:family="text">
      <style:text-properties fo:letter-spacing="-0.03cm" fo:font-style="normal" fo:font-weight="normal" style:font-name-asian="Times New Roman1" style:font-style-asian="normal" style:font-weight-asian="normal" style:font-name-complex="Times New Roman1" style:font-style-complex="normal" style:font-weight-complex="normal" style:text-scale="100%"/>
    </style:style>
    <style:style style:name="T135" style:family="text">
      <style:text-properties fo:letter-spacing="0.016cm" fo:font-weight="normal" style:font-name-asian="Arial1" style:font-weight-asian="normal" style:font-name-complex="Arial1" style:font-weight-complex="normal" style:text-scale="100%"/>
    </style:style>
    <style:style style:name="T136" style:family="text">
      <style:text-properties fo:letter-spacing="0.016cm" fo:font-style="normal" fo:font-weight="normal" style:font-name-asian="Arial1" style:font-style-asian="normal" style:font-weight-asian="normal" style:font-name-complex="Arial1" style:font-style-complex="normal" style:font-weight-complex="normal" style:text-scale="100%"/>
    </style:style>
    <style:style style:name="T137" style:family="text">
      <style:text-properties fo:letter-spacing="0.016cm" fo:font-style="italic" fo:font-weight="normal" style:font-name-asian="Arial1" style:font-style-asian="italic" style:font-weight-asian="normal" style:font-name-complex="Arial1" style:font-style-complex="italic" style:font-weight-complex="normal" style:text-scale="100%"/>
    </style:style>
    <style:style style:name="T138" style:family="text">
      <style:text-properties fo:letter-spacing="0.018cm" fo:font-weight="normal" style:font-name-asian="Arial1" style:font-weight-asian="normal" style:font-name-complex="Arial1" style:font-weight-complex="normal" style:text-scale="100%"/>
    </style:style>
    <style:style style:name="T139" style:family="text">
      <style:text-properties fo:letter-spacing="0.018cm" fo:font-style="normal" fo:font-weight="normal" style:font-name-asian="Arial1" style:font-style-asian="normal" style:font-weight-asian="normal" style:font-name-complex="Arial1" style:font-style-complex="normal" style:font-weight-complex="normal" style:text-scale="100%"/>
    </style:style>
    <style:style style:name="T140" style:family="text">
      <style:text-properties fo:letter-spacing="-0.019cm" fo:font-weight="normal" style:font-name-asian="Arial1" style:font-weight-asian="normal" style:font-name-complex="Arial1" style:font-weight-complex="normal" style:text-scale="100%"/>
    </style:style>
    <style:style style:name="T141" style:family="text">
      <style:text-properties fo:letter-spacing="-0.019cm" fo:font-style="normal" fo:font-weight="normal" style:font-name-asian="Arial1" style:font-style-asian="normal" style:font-weight-asian="normal" style:font-name-complex="Arial1" style:font-style-complex="normal" style:font-weight-complex="normal" style:text-scale="100%"/>
    </style:style>
    <style:style style:name="T142" style:family="text">
      <style:text-properties fo:letter-spacing="0.041cm" fo:font-style="italic" fo:font-weight="normal" style:font-name-asian="Arial1" style:font-style-asian="italic" style:font-weight-asian="normal" style:font-name-complex="Arial1" style:font-style-complex="italic" style:font-weight-complex="normal" style:text-scale="100%"/>
    </style:style>
    <style:style style:name="T143" style:family="text">
      <style:text-properties fo:letter-spacing="0.019cm" fo:font-style="normal" fo:font-weight="normal" style:font-name-asian="Arial1" style:font-style-asian="normal" style:font-weight-asian="normal" style:font-name-complex="Arial1" style:font-style-complex="normal" style:font-weight-complex="normal" style:text-scale="100%"/>
    </style:style>
    <style:style style:name="T144" style:family="text">
      <style:text-properties fo:letter-spacing="-0.055cm" fo:font-style="italic" fo:font-weight="normal" style:font-name-asian="Arial1" style:font-style-asian="italic" style:font-weight-asian="normal" style:font-name-complex="Arial1" style:font-style-complex="italic" style:font-weight-complex="normal" style:text-scale="100%"/>
    </style:style>
    <style:style style:name="T145" style:family="text">
      <style:text-properties fo:letter-spacing="0.023cm" fo:font-style="italic" fo:font-weight="normal" style:font-name-asian="Arial1" style:font-style-asian="italic" style:font-weight-asian="normal" style:font-name-complex="Arial1" style:font-style-complex="italic" style:font-weight-complex="normal" style:text-scale="100%"/>
    </style:style>
    <style:style style:name="T146" style:family="text">
      <style:text-properties fo:letter-spacing="-0.018cm" fo:font-style="italic" fo:font-weight="normal" style:font-name-asian="Arial1" style:font-style-asian="italic" style:font-weight-asian="normal" style:font-name-complex="Arial1" style:font-style-complex="italic" style:font-weight-complex="normal" style:text-scale="100%"/>
    </style:style>
    <style:style style:name="T147" style:family="text">
      <style:text-properties fo:letter-spacing="-0.012cm" fo:font-style="normal" fo:font-weight="normal" style:font-name-asian="Arial1" style:font-style-asian="normal" style:font-weight-asian="normal" style:font-name-complex="Arial1" style:font-style-complex="normal" style:font-weight-complex="normal" style:text-scale="100%"/>
    </style:style>
    <style:style style:name="T148" style:family="text">
      <style:text-properties fo:letter-spacing="-0.012cm" fo:font-style="normal" fo:font-weight="normal" style:font-name-asian="Times New Roman1" style:font-style-asian="normal" style:font-weight-asian="normal" style:font-name-complex="Times New Roman1" style:font-style-complex="normal" style:font-weight-complex="normal" style:text-scale="100%"/>
    </style:style>
    <style:style style:name="T149" style:family="text">
      <style:text-properties fo:letter-spacing="-0.012cm" fo:font-weight="normal" style:font-name-asian="Arial1" style:font-weight-asian="normal" style:font-name-complex="Arial1" style:font-weight-complex="normal" style:text-scale="100%"/>
    </style:style>
    <style:style style:name="T150" style:family="text">
      <style:text-properties fo:letter-spacing="-0.012cm" fo:font-weight="normal" style:font-name-asian="Times New Roman1" style:font-weight-asian="normal" style:font-name-complex="Times New Roman1" style:font-weight-complex="normal" style:text-scale="100%"/>
    </style:style>
    <style:style style:name="T151" style:family="text">
      <style:text-properties fo:letter-spacing="-0.012cm" fo:font-style="italic" fo:font-weight="normal" style:font-name-asian="Arial1" style:font-style-asian="italic" style:font-weight-asian="normal" style:font-name-complex="Arial1" style:font-style-complex="italic" style:font-weight-complex="normal" style:text-scale="100%"/>
    </style:style>
    <style:style style:name="T152" style:family="text">
      <style:text-properties fo:letter-spacing="-0.005cm" fo:font-weight="normal" style:font-name-asian="Arial1" style:font-weight-asian="normal" style:font-name-complex="Arial1" style:font-weight-complex="normal" style:text-scale="105%"/>
    </style:style>
    <style:style style:name="T153" style:family="text">
      <style:text-properties fo:letter-spacing="-0.005cm" fo:font-style="normal" fo:font-weight="normal" style:font-name-asian="Times New Roman1" style:font-style-asian="normal" style:font-weight-asian="normal" style:font-name-complex="Times New Roman1" style:font-style-complex="normal" style:font-weight-complex="normal" style:text-scale="100%"/>
    </style:style>
    <style:style style:name="T154" style:family="text">
      <style:text-properties fo:letter-spacing="-0.009cm" fo:font-style="normal" fo:font-weight="normal" style:font-name-asian="Arial1" style:font-style-asian="normal" style:font-weight-asian="normal" style:font-name-complex="Arial1" style:font-style-complex="normal" style:font-weight-complex="normal" style:text-scale="100%"/>
    </style:style>
    <style:style style:name="T155" style:family="text">
      <style:text-properties fo:letter-spacing="-0.009cm" fo:font-weight="normal" style:font-name-asian="Times New Roman1" style:font-weight-asian="normal" style:font-name-complex="Times New Roman1" style:font-weight-complex="normal" style:text-scale="100%"/>
    </style:style>
    <style:style style:name="T156" style:family="text">
      <style:text-properties fo:letter-spacing="0.002cm" fo:font-style="normal" fo:font-weight="normal" style:font-name-asian="Arial1" style:font-style-asian="normal" style:font-weight-asian="normal" style:font-name-complex="Arial1" style:font-style-complex="normal" style:font-weight-complex="normal" style:text-scale="100%"/>
    </style:style>
    <style:style style:name="T157" style:family="text">
      <style:text-properties fo:letter-spacing="0.002cm" fo:font-style="normal" fo:font-weight="normal" style:font-name-asian="Times New Roman1" style:font-style-asian="normal" style:font-weight-asian="normal" style:font-name-complex="Times New Roman1" style:font-style-complex="normal" style:font-weight-complex="normal" style:text-scale="100%"/>
    </style:style>
    <style:style style:name="T158" style:family="text">
      <style:text-properties fo:letter-spacing="0.002cm" fo:font-weight="normal" style:font-name-asian="Times New Roman1" style:font-weight-asian="normal" style:font-name-complex="Times New Roman1" style:font-weight-complex="normal" style:text-scale="100%"/>
    </style:style>
    <style:style style:name="T159" style:family="text">
      <style:text-properties fo:letter-spacing="-0.011cm" fo:font-style="normal" fo:font-weight="normal" style:font-name-asian="Arial1" style:font-style-asian="normal" style:font-weight-asian="normal" style:font-name-complex="Arial1" style:font-style-complex="normal" style:font-weight-complex="normal" style:text-scale="100%"/>
    </style:style>
    <style:style style:name="T160" style:family="text">
      <style:text-properties fo:letter-spacing="-0.011cm" fo:font-weight="normal" style:font-name-asian="Times New Roman1" style:font-weight-asian="normal" style:font-name-complex="Times New Roman1" style:font-weight-complex="normal" style:text-scale="100%"/>
    </style:style>
    <style:style style:name="T161" style:family="text">
      <style:text-properties fo:letter-spacing="0.025cm" fo:font-style="italic" fo:font-weight="normal" style:font-name-asian="Arial1" style:font-style-asian="italic" style:font-weight-asian="normal" style:font-name-complex="Arial1" style:font-style-complex="italic" style:font-weight-complex="normal" style:text-scale="100%"/>
    </style:style>
    <style:style style:name="T162" style:family="text">
      <style:text-properties fo:letter-spacing="0.021cm" fo:font-style="italic" fo:font-weight="normal" style:font-name-asian="Arial1" style:font-style-asian="italic" style:font-weight-asian="normal" style:font-name-complex="Arial1" style:font-style-complex="italic" style:font-weight-complex="normal" style:text-scale="100%"/>
    </style:style>
    <style:style style:name="T163" style:family="text">
      <style:text-properties fo:letter-spacing="0.007cm" fo:font-weight="normal" style:font-name-asian="Times New Roman1" style:font-weight-asian="normal" style:font-name-complex="Times New Roman1" style:font-weight-complex="normal" style:text-scale="100%"/>
    </style:style>
    <style:style style:name="T164" style:family="text">
      <style:text-properties fo:letter-spacing="-0.028cm" fo:font-style="normal" fo:font-weight="normal" style:font-name-asian="Arial1" style:font-style-asian="normal" style:font-weight-asian="normal" style:font-name-complex="Arial1" style:font-style-complex="normal" style:font-weight-complex="normal" style:text-scale="100%"/>
    </style:style>
    <style:style style:name="T165" style:family="text">
      <style:text-properties fo:letter-spacing="0.056cm" fo:font-style="normal" fo:font-weight="normal" style:font-name-asian="Arial1" style:font-style-asian="normal" style:font-weight-asian="normal" style:font-name-complex="Arial1" style:font-style-complex="normal" style:font-weight-complex="normal" style:text-scale="100%"/>
    </style:style>
    <style:style style:name="T166" style:family="text">
      <style:text-properties fo:letter-spacing="0.055cm" fo:font-style="normal" fo:font-weight="normal" style:font-name-asian="Arial1" style:font-style-asian="normal" style:font-weight-asian="normal" style:font-name-complex="Arial1" style:font-style-complex="normal" style:font-weight-complex="normal" style:text-scale="100%"/>
    </style:style>
    <style:style style:name="T167" style:family="text">
      <style:text-properties fo:letter-spacing="0.058cm" fo:font-style="normal" fo:font-weight="normal" style:font-name-asian="Arial1" style:font-style-asian="normal" style:font-weight-asian="normal" style:font-name-complex="Arial1" style:font-style-complex="normal" style:font-weight-complex="normal" style:text-scale="100%"/>
    </style:style>
    <style:style style:name="T168" style:family="text">
      <style:text-properties fo:letter-spacing="0.009cm" fo:font-style="normal" fo:font-weight="normal" style:font-name-asian="Arial1" style:font-style-asian="normal" style:font-weight-asian="normal" style:font-name-complex="Arial1" style:font-style-complex="normal" style:font-weight-complex="normal" style:text-scale="100%"/>
    </style:style>
    <style:style style:name="T169" style:family="text">
      <style:text-properties fo:letter-spacing="0.009cm" fo:font-style="normal" fo:font-weight="normal" style:font-name-asian="Times New Roman1" style:font-style-asian="normal" style:font-weight-asian="normal" style:font-name-complex="Times New Roman1" style:font-style-complex="normal" style:font-weight-complex="normal" style:text-scale="100%"/>
    </style:style>
    <style:style style:name="T170" style:family="text">
      <style:text-properties fo:letter-spacing="0.009cm" fo:font-weight="normal" style:font-name-asian="Times New Roman1" style:font-weight-asian="normal" style:font-name-complex="Times New Roman1" style:font-weight-complex="normal" style:text-scale="100%"/>
    </style:style>
    <style:style style:name="T171" style:family="text">
      <style:text-properties fo:letter-spacing="0.06cm" fo:font-style="normal" fo:font-weight="normal" style:font-name-asian="Arial1" style:font-style-asian="normal" style:font-weight-asian="normal" style:font-name-complex="Arial1" style:font-style-complex="normal" style:font-weight-complex="normal" style:text-scale="100%"/>
    </style:style>
    <style:style style:name="T172" style:family="text">
      <style:text-properties fo:letter-spacing="0.011cm" fo:font-style="normal" fo:font-weight="normal" style:font-name-asian="Times New Roman1" style:font-style-asian="normal" style:font-weight-asian="normal" style:font-name-complex="Times New Roman1" style:font-style-complex="normal" style:font-weight-complex="normal" style:text-scale="100%"/>
    </style:style>
    <style:style style:name="T173" style:family="text">
      <style:text-properties fo:letter-spacing="0.048cm" fo:font-weight="normal" style:font-name-asian="Times New Roman1" style:font-weight-asian="normal" style:font-name-complex="Times New Roman1" style:font-weight-complex="normal" style:text-scale="100%"/>
    </style:style>
    <style:style style:name="T174" style:family="text">
      <style:text-properties fo:letter-spacing="0.039cm" fo:font-weight="normal" style:font-name-asian="Times New Roman1" style:font-weight-asian="normal" style:font-name-complex="Times New Roman1" style:font-weight-complex="normal" style:text-scale="100%"/>
    </style:style>
    <style:style style:name="T175" style:family="text">
      <style:text-properties fo:letter-spacing="0.004cm" fo:font-weight="normal" style:font-name-asian="Times New Roman1" style:font-weight-asian="normal" style:font-name-complex="Times New Roman1" style:font-weight-complex="normal" style:text-scale="100%"/>
    </style:style>
    <style:style style:name="T176" style:family="text">
      <style:text-properties fo:letter-spacing="0.005cm" fo:font-weight="normal" style:font-name-asian="Times New Roman1" style:font-weight-asian="normal" style:font-name-complex="Times New Roman1" style:font-weight-complex="normal" style:text-scale="100%"/>
    </style:style>
    <style:style style:name="T177" style:family="text">
      <style:text-properties fo:letter-spacing="0.037cm" fo:font-weight="normal" style:font-name-asian="Times New Roman1" style:font-weight-asian="normal" style:font-name-complex="Times New Roman1" style:font-weight-complex="normal" style:text-scale="100%"/>
    </style:style>
    <style:style style:name="T178" style:family="text">
      <style:text-properties fo:letter-spacing="0.062cm" fo:font-weight="normal" style:font-name-asian="Times New Roman1" style:font-weight-asian="normal" style:font-name-complex="Times New Roman1" style:font-weight-complex="normal" style:text-scale="100%"/>
    </style:style>
    <style:style style:name="T179" style:family="text">
      <style:text-properties fo:letter-spacing="-0.041cm" fo:font-style="normal" fo:font-weight="normal" style:font-name-asian="Times New Roman1" style:font-style-asian="normal" style:font-weight-asian="normal" style:font-name-complex="Times New Roman1" style:font-style-complex="normal" style:font-weight-complex="normal" style:text-scale="100%"/>
    </style:style>
    <style:style style:name="T180"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SHAPE"/>
      </text:user-field-decls>
      <text:p text:style-name="P20"><text:tab/>Entropy in Thermodynamics and Information Systems</text:p>
      <text:p text:style-name="P4">Introduction</text:p>
      <text:p text:style-name="P1">In 1865 Clausius found dS=dq(rev)T for measuring entropy change in thermodynamic processes quantitatively. He proposed what we call the second law of thermodynamics. With these thermodynamic laws we are able to characterize thermodynamic systems for their temperature, energy, and entropy.</text:p>
      <text:p text:style-name="P1">For more than a century eminent physicists, mathmematicians, and chemists who were capable of explaining entropy failed to do so. Following comments from them are more revealing about their inability to help their readers:</text:p>
      <text:p text:style-name="P2">“…the notion of entropy, …may repel beginners as obscure and difficult of comprehension.” (Gibbs, 1873).</text:p>
      <text:p text:style-name="P2">“…entropy…it is to be feared that we shall have to be taught thermodynamics for several</text:p>
      <text:p text:style-name="P12">generations before we can expect beginners to receive as axiomatic the theory of entropy.” (Maxwell, 1878).</text:p>
      <text:p text:style-name="P2">“You should call it entropy, because nobody knows what entropy really is …John von Neumann to Claude Shannon.” (ca. 1948) (Tribus and McIrvine, 1971).</text:p>
      <text:p text:style-name="P2">In this paper we will present explanations of Ludwig Boltzmann's Entropy and Claude E. Shannon's Entropy. Boltzmann's Entropy will be giving us the role of entropy in thermodynamics systems while Shannon's Entropy will be explaining limits of compression of any communication. We will be seeing how these entropies are similar even though at first glance they seem unrelated.</text:p>
      <text:p text:style-name="P4"/>
      <text:p text:style-name="P4"/>
      <text:p text:style-name="P4"><text:soft-page-break/>Brief History of Entropy</text:p>
      <text:p text:style-name="P8"><text:span text:style-name="T2">In 1783 Lazarne Carnot published </text:span><text:span text:style-name="Emphasis"><text:span text:style-name="T2">Essai sur les machines en général. </text:span></text:span><text:span text:style-name="T2">He proposed for the first time in history the idea that in a mechanical apparatus shocks and frictions dissipated a sizable fraction of usable work. He left us a famous theorem (</text:span><text:bookmark text:name="firstHeading"/><text:span text:style-name="T2">Carnot's theorem) and gave his nephew Sadi a first glimpse of entropy.</text:span></text:p>
      <text:p text:style-name="P8"><text:span text:style-name="T2">Sadi Carnot wrote in 1824 a booklet entitled </text:span><text:span text:style-name="Emphasis"><text:span text:style-name="T2">Réflexions sur la puissance motrice du feu et sur les machines propres à développer cette puissance</text:span></text:span><text:span text:style-name="T2">. In this book, the Carnot Cycle, the Carnot Heat Engine, Carnot's theorem and thermodynamic efficiency are all explained in detail for the first time. </text:span></text:p>
      <text:p text:style-name="P8"><text:span text:style-name="T2">In 1850 Rudolf Clausius, a German professor, re-re-discovered Sadi Carnot’s work reading a paper written by the French engineer Clapeyron. Clausius stated in his paper called </text:span><text:span text:style-name="Emphasis"><text:span text:style-name="T2">Über die bewegende Kraft der Wärme</text:span></text:span><text:span text:style-name="T2"> that there was a contradiction between the Carnot’s theorem and the conservation of energy. Before anything, he classified heat in three categories:</text:span></text:p>
      <text:list xml:id="list3906226595865100034" text:style-name="L1">
        <text:list-item>
          <text:p text:style-name="P21">Heat used to rise the temperature of a body </text:p>
        </text:list-item>
        <text:list-item>
          <text:p text:style-name="P21">Heat used to produce “exterior” work (typically exerted by a piston) </text:p>
        </text:list-item>
        <text:list-item>
          <text:p text:style-name="P21">Heat used to increase the “interior” energy of a body </text:p>
        </text:list-item>
      </text:list>
      <text:p text:style-name="P8"><text:span text:style-name="T2">After stating the first law of thermodynamics in the modern fashion, Clausius went further proving that in a transformation the passage of a quantity of heat </text:span><text:span text:style-name="Emphasis"><text:span text:style-name="T2">Q</text:span></text:span><text:span text:style-name="T2"> from a temperature T1 to a temperature T2 the “equivalence-value” (now called entropy) has a value Q(1/T2 – 1/T1). According to Carnot’s theorem, in a cycle this value must be equal or less than zero. The equivalence is obtained if the cycle is made of reversible transformations. In formulae:</text:span></text:p>
      <text:p text:style-name="P5"><draw:frame draw:style-name="fr1" draw:name="graphics2" text:anchor-type="as-char" svg:y="-0.707cm" svg:width="2.35cm" svg:height="0.866cm" draw:z-index="0"><draw:image xlink:href="http://s0.wp.com/latex.php?latex=%5Cint%5Cfrac%7B%5Cdelta+Q%7D%7BT%7D+%5Cleq+0+&amp;bg=ffffff&amp;fg=000000&amp;s=0" xlink:type="simple" xlink:show="embed" xlink:actuate="onLoad"/><svg:title>\int\frac{\delta Q}{T} \leq 0 </svg:title></draw:frame></text:p>
      <text:p text:style-name="P5"/>
      <text:p text:style-name="P8"><text:soft-page-break/><text:span text:style-name="T2">Later on, he called this quantity </text:span><text:span text:style-name="Emphasis"><text:span text:style-name="T2">entropy </text:span></text:span><text:span text:style-name="T2">(Greek: “inner transformation”) in analogy to the word </text:span><text:span text:style-name="Emphasis"><text:span text:style-name="T2">energy</text:span></text:span><text:span text:style-name="T2"> (Greek: “inner work”).</text:span></text:p>
      <text:p text:style-name="P8"><text:span text:style-name="T2">In 1859,James Clark Maxwell, a young and brilliant Scottish physicist, after reading Clausis’ papers put forward a formula for the evaluation of molecular velocities, which gives the proportion of molecules having a certain velocity in a specific range. This is still considered one of the most important formulae ever conceived. In fact, not only Maxwell provided a way to relate the number of molecules, the volume and the pressure of a gas, but he even introduced </text:span><text:span text:style-name="Emphasis"><text:span text:style-name="T2">statistics</text:span></text:span><text:span text:style-name="T2"> into classical mechanics. In fact, given the ridiculous large number of particles, it is too hard to follow the evolution of the system completely. </text:span></text:p>
      <text:p text:style-name="P4">Boltzmann's Entropy</text:p>
      <text:p text:style-name="P6">In 1871, the Austrian physicist Ludwig Boltzmann generalized Maxwell’s formula into the now-called Maxwell-Boltzmann distribution.</text:p>
      <text:p text:style-name="P8"><text:span text:style-name="T2">Probably, one of the most important contribution of Boltzmann is in fact his explanation of entropy. At the turn of the century, he proposed a statistical interpretation of this quantity. Boltzmann’s idea was to use statistical mechanics to describe the average properties of a system, namely a gas or a solid. When observed, a system is found in a certain configuration, called </text:span><text:span text:style-name="Emphasis"><text:span text:style-name="T2">state</text:span></text:span><text:span text:style-name="T2">. Now, many slightly different states might share on average the same values of pressure and temperature. It was Max Planck who based on Boltzmann results formulated of what was later called Boltzmann expression: <text:s text:c="3"/></text:span><text:span text:style-name="Emphasis"><text:span text:style-name="T2">S </text:span></text:span><text:span text:style-name="T2">= k ln</text:span><text:span text:style-name="Emphasis"><text:span text:style-name="T2">W</text:span></text:span></text:p>
      <text:p text:style-name="P8"><text:span text:style-name="T2">Here is </text:span><text:span text:style-name="Emphasis"><text:span text:style-name="T2">S </text:span></text:span><text:span text:style-name="T2">the entropy, k is Boltzmann constant, ln is the natural logarithm and </text:span><text:span text:style-name="Emphasis"><text:span text:style-name="T2">W</text:span></text:span><text:span text:style-name="T2"> is the amount of realization possibilities the system has. The value of </text:span><text:span text:style-name="Emphasis"><text:span text:style-name="T2">W</text:span></text:span><text:span text:style-name="T2"> is basically a measure of how likely a system can exist given certain characteristics. The constant of proportionality </text:span><text:span text:style-name="Emphasis"><text:span text:style-name="T2">k</text:span></text:span><text:span text:style-name="T2"> is now called Boltzmann constant and in the kinetic theory of gases it relates the temperature to the </text:span><text:soft-page-break/><text:span text:style-name="T2">average velocity of the molecules: <text:s/></text:span><text:span text:style-name="T2"><draw:frame draw:style-name="fr1" draw:name="graphics4" text:anchor-type="as-char" svg:y="-0.534cm" svg:width="3.948cm" svg:height="0.984cm" draw:z-index="2"><draw:image xlink:href="Pictures/1000000000000085000000143CF2806B.png" xlink:type="simple" xlink:show="embed" xlink:actuate="onLoad"/></draw:frame></text:span></text:p>
      <text:p text:style-name="P8"><text:span text:style-name="T2">Imagine you have a deck of cards with 4 identical cards. The deck as a total can be described with parameters such as the number of cards, thickness of the deck, weight and so on. With four cards we have 4x3x2x1 = 24 possible configurations that all lead to the same (in terms of the parameters above) deck of cards. Therefore in this case </text:span><text:span text:style-name="Emphasis"><text:span text:style-name="T2">W</text:span></text:span><text:span text:style-name="T2"> = 24. The Boltzmann constant, k, equals to 1.4 10</text:span><text:span text:style-name="T123">-</text:span><text:span text:style-name="T2">²³ J/K and the entropy S is then kln24 = 4.4 10 </text:span><text:span text:style-name="T123">-</text:span><text:span text:style-name="T2">²³ J/K. The more possibilities a given system has to establish itself (and with the many atoms we have in one gram of material there are many possibilities!) the more likely it will be that we will indeed observe that system and the higher the entropy will be.</text:span></text:p>
      <text:p text:style-name="P4">Shannon's Entropy</text:p>
      <text:p text:style-name="P6">In Shannon information theory, the entropy is a measure of the uncertainty over the true content of a message, but the task is complicated by the fact that successive bits in a string are not random, and therefore not mutually independent, in a real message. Also note that "information" is not a subjective quantity here, but rather an objective quantity, measured in bits. </text:p>
      <text:p text:style-name="P7"><text:span text:style-name="T132">F</text:span><text:span text:style-name="T107">or</text:span><text:span text:style-name="T135"> </text:span><text:span text:style-name="T107">a</text:span><text:span text:style-name="T138"> </text:span><text:span text:style-name="T107">random</text:span><text:span text:style-name="T138"> </text:span><text:span text:style-name="T140">v</text:span><text:span text:style-name="T107">ariable</text:span><text:span text:style-name="T138"> </text:span><text:span text:style-name="T106">X</text:span><text:span text:style-name="T142"> </text:span><text:span text:style-name="T112">with</text:span><text:span text:style-name="T139"> </text:span><text:span text:style-name="T141">v</text:span><text:span text:style-name="T112">alues</text:span><text:span text:style-name="T139"> </text:span><text:span text:style-name="T112">in</text:span><text:span text:style-name="T139"> </text:span><text:span text:style-name="T112">a</text:span><text:span text:style-name="T136"> </text:span><text:span text:style-name="T112">finite</text:span><text:span text:style-name="T143"> </text:span><text:span text:style-name="T112">set</text:span><text:span text:style-name="T136"> </text:span><text:span text:style-name="T106">X</text:span><text:span text:style-name="T144"> </text:span><text:span text:style-name="T112">,</text:span><text:span text:style-name="T139"> </text:span><text:span text:style-name="T106">Shannon</text:span><text:span text:style-name="T145"> </text:span><text:span text:style-name="T106">ent</text:span><text:span text:style-name="T146">r</text:span><text:span text:style-name="T106">opy</text:span><text:span text:style-name="T137"> </text:span><text:span text:style-name="T112">is</text:span><text:span text:style-name="T139"> </text:span><text:span text:style-name="T112">defined</text:span><text:span text:style-name="T139"> </text:span><text:span text:style-name="T112">as</text:span><text:span text:style-name="T139"> </text:span><text:span text:style-name="T112">(Shannon </text:span><text:span text:style-name="T109">1948):</text:span></text:p>
      <text:p text:style-name="P10"><draw:frame draw:style-name="fr2" draw:name="graphics1" text:anchor-type="paragraph" svg:y="-0.423cm" svg:width="7.449cm" svg:height="1.833cm" draw:z-index="3"><draw:image xlink:href="Pictures/2000000700001D1900000729796156FE.svm" xlink:type="simple" xlink:show="embed" xlink:actuate="onLoad"/></draw:frame><text:span text:style-name="T108">It</text:span><text:span text:style-name="T152"> </text:span><text:span text:style-name="T107">qua</text:span><text:span text:style-name="T149">n</text:span><text:span text:style-name="T107">tifies the </text:span><text:span text:style-name="T106">unevenness </text:span><text:span text:style-name="T112">of the probabili</text:span><text:span text:style-name="T154">t</text:span><text:span text:style-name="T112">y distribution</text:span><text:span text:style-name="T156"> </text:span><text:span text:style-name="T106">p</text:span><text:span text:style-name="T112">. In particular,</text:span><text:span text:style-name="T156"> </text:span><text:span text:style-name="T112">the mini</text:span><text:span text:style-name="T159">m</text:span><text:span text:style-name="T112">um </text:span><text:span text:style-name="T161">H</text:span><text:span text:style-name="T112">(</text:span><text:span text:style-name="T162">X</text:span><text:span text:style-name="T112">)</text:span><text:span text:style-name="T113">=</text:span><text:span text:style-name="T112">0</text:span><text:span text:style-name="T114"> </text:span><text:span text:style-name="T112">is</text:span><text:span text:style-name="T133"> </text:span><text:span text:style-name="T112">rea</text:span><text:span text:style-name="T147">c</text:span><text:span text:style-name="T112">hed</text:span><text:span text:style-name="T133"> </text:span><text:span text:style-name="T112">for</text:span><text:span text:style-name="T133"> </text:span><text:span text:style-name="T112">a</text:span><text:span text:style-name="T133"> </text:span><text:span text:style-name="T112">consta</text:span><text:span text:style-name="T159">n</text:span><text:span text:style-name="T112">t</text:span><text:span text:style-name="T133"> </text:span><text:span text:style-name="T112">random</text:span><text:span text:style-name="T133"> </text:span><text:span text:style-name="T141">v</text:span><text:span text:style-name="T112">ariable,</text:span><text:span text:style-name="T133"> </text:span><text:span text:style-name="T112">a</text:span><text:span text:style-name="T164"> </text:span><text:span text:style-name="T141">v</text:span><text:span text:style-name="T112">ariable</text:span><text:span text:style-name="T133"> </text:span><text:span text:style-name="T112">with</text:span><text:span text:style-name="T133"> </text:span><text:span text:style-name="T112">a</text:span><text:span text:style-name="T133"> </text:span><text:span text:style-name="T112">determined</text:span><text:span text:style-name="T164"> </text:span><text:span text:style-name="T112">outcome,</text:span><text:span text:style-name="T133"> </text:span><text:span text:style-name="T112">whi</text:span><text:span text:style-name="T147">c</text:span><text:span text:style-name="T112">h</text:span><text:span text:style-name="T133"> </text:span><text:span text:style-name="T112">reflects</text:span><text:span text:style-name="T115"> </text:span><text:span text:style-name="T112">in</text:span><text:span text:style-name="T165"> </text:span><text:span text:style-name="T112">a</text:span><text:span text:style-name="T166"> </text:span><text:span text:style-name="T112">fully</text:span><text:span text:style-name="T167"> </text:span><text:span text:style-name="T112">l</text:span><text:span text:style-name="T168">o</text:span><text:span text:style-name="T112">calized</text:span><text:span text:style-name="T165"> </text:span><text:span text:style-name="T112">probabili</text:span><text:span text:style-name="T154">t</text:span><text:span text:style-name="T112">y</text:span><text:span text:style-name="T166"> </text:span><text:span text:style-name="T112">distribution</text:span><text:span text:style-name="T171"> </text:span><text:span text:style-name="T106">p</text:span><text:span text:style-name="T112">(</text:span><text:span text:style-name="T106">x</text:span><text:span text:style-name="T125">0</text:span><text:span text:style-name="T45">)</text:span><text:span text:style-name="T54"> </text:span><text:span text:style-name="T46">=</text:span><text:span text:style-name="T55"> </text:span><text:span text:style-name="T45">1</text:span><text:span text:style-name="T56"> </text:span><text:span text:style-name="T45">and</text:span><text:span text:style-name="T57"> </text:span><text:span text:style-name="T43">p</text:span><text:span text:style-name="T45">(</text:span><text:span text:style-name="T43">x</text:span><text:span text:style-name="T45">)</text:span><text:span text:style-name="T54"> </text:span><text:span text:style-name="T46">=</text:span><text:span text:style-name="T55"> </text:span><text:span text:style-name="T45">0</text:span><text:span text:style-name="T56"> </text:span><text:span text:style-name="T45">for</text:span><text:span text:style-name="T58"> </text:span><text:span text:style-name="T43">x ≠ x</text:span><text:span text:style-name="T125">0</text:span><text:span text:style-name="T45">.</text:span><text:span text:style-name="T57"> </text:span><text:span text:style-name="T51">A</text:span><text:span text:style-name="T45">t</text:span><text:span text:style-name="T58"> </text:span><text:span text:style-name="T45">the</text:span><text:span text:style-name="T57"> </text:span><text:span text:style-name="T45">op</text:span><text:span text:style-name="T60">p</text:span><text:span text:style-name="T45">osite,</text:span><text:span text:style-name="T47"> </text:span><text:span text:style-name="T61">H</text:span><text:span text:style-name="T45">(</text:span><text:span text:style-name="T63">X</text:span><text:span text:style-name="T45">)</text:span><text:span text:style-name="T64"> </text:span><text:span text:style-name="T45">is</text:span><text:span text:style-name="T65"> </text:span><text:span text:style-name="T45">maximal,</text:span><text:span text:style-name="T65"> </text:span><text:span text:style-name="T45">equal</text:span><text:span text:style-name="T66"> </text:span><text:span text:style-name="T45">to</text:span><text:span text:style-name="T65"> </text:span><text:span text:style-name="T45">lo</text:span><text:span text:style-name="T50">g</text:span><text:span text:style-name="T124">2</text:span><text:span text:style-name="T45">(</text:span><text:span text:style-name="T43">|X</text:span><text:span text:style-name="T43">|</text:span><text:span text:style-name="T45">),</text:span><text:span text:style-name="T65"> </text:span><text:span text:style-name="T45">for</text:span><text:span text:style-name="T65"> </text:span><text:span text:style-name="T45">a</text:span><text:span text:style-name="T64"> </text:span><text:span text:style-name="T45">uniform</text:span><text:span text:style-name="T66"> </text:span><text:span text:style-name="T45">distribution.</text:span><text:span text:style-name="T66"> </text:span><text:span text:style-name="T61">H</text:span><text:span text:style-name="T45">(</text:span><text:span text:style-name="T63">X</text:span><text:span text:style-name="T45">)</text:span><text:span text:style-name="T64"> </text:span><text:span text:style-name="T45">is</text:span><text:span text:style-name="T66"> </text:span><text:span text:style-name="T45">also</text:span><text:span text:style-name="T65"> </text:span><text:soft-page-break/><text:span text:style-name="T45">denoted:</text:span></text:p>
      <text:p text:style-name="P14"><draw:frame draw:style-name="fr3" draw:name="graphics3" text:anchor-type="char" svg:y="0.259cm" svg:width="7.026cm" svg:height="1.903cm" draw:z-index="4"><draw:image xlink:href="Pictures/2000000700001B71000007706A5E78EA.svm" xlink:type="simple" xlink:show="embed" xlink:actuate="onLoad"/></draw:frame><text:span text:style-name="T3">whi</text:span><text:span text:style-name="T12">c</text:span><text:span text:style-name="T3">h</text:span><text:span text:style-name="T26"> </text:span><text:span text:style-name="T3">underlines</text:span><text:span text:style-name="T29"> </text:span><text:span text:style-name="T3">the</text:span><text:span text:style-name="T26"> </text:span><text:span text:style-name="T3">fact</text:span><text:span text:style-name="T31"> </text:span><text:span text:style-name="T3">that</text:span><text:span text:style-name="T31"> </text:span><text:span text:style-name="T3">e</text:span><text:span text:style-name="T12">n</text:span><text:span text:style-name="T3">tro</text:span><text:span text:style-name="T20">p</text:span><text:span text:style-name="T3">y</text:span><text:span text:style-name="T31"> </text:span><text:span text:style-name="T3">is</text:span><text:span text:style-name="T26"> </text:span><text:span text:style-name="T3">a</text:span><text:span text:style-name="T31"> </text:span><text:span text:style-name="T3">feature</text:span><text:span text:style-name="T31"> </text:span><text:span text:style-name="T3">of</text:span><text:span text:style-name="T31"> </text:span><text:span text:style-name="T3">the</text:span><text:span text:style-name="T31"> </text:span><text:span text:style-name="T3">probabili</text:span><text:span text:style-name="T15">t</text:span><text:span text:style-name="T3">y</text:span><text:span text:style-name="T31"> </text:span><text:span text:style-name="T3">distribution</text:span><text:span text:style-name="T29"> </text:span><text:span text:style-name="T5">p</text:span><text:span text:style-name="T7">.</text:span><text:span text:style-name="T32"> </text:span><text:span text:style-name="T7">E</text:span><text:span text:style-name="T19">n</text:span><text:span text:style-name="T7">tro</text:span><text:span text:style-name="T14">p</text:span><text:span text:style-name="T7">y</text:span><text:span text:style-name="T32"> </text:span><text:span text:style-name="T7">d</text:span><text:span text:style-name="T25">o</text:span><text:span text:style-name="T7">es</text:span><text:span text:style-name="T8"> </text:span><text:span text:style-name="T7">not</text:span><text:span text:style-name="T22"> </text:span><text:span text:style-name="T7">de</text:span><text:span text:style-name="T25">p</text:span><text:span text:style-name="T7">end</text:span><text:span text:style-name="T22"> </text:span><text:span text:style-name="T7">on</text:span><text:span text:style-name="T35"> </text:span><text:span text:style-name="T7">the</text:span><text:span text:style-name="T22"> </text:span><text:span text:style-name="T7">graph</text:span><text:span text:style-name="T35"> </text:span><text:span text:style-name="T5">x</text:span><text:span text:style-name="T27"> </text:span><text:span text:style-name="T5">→</text:span><text:span text:style-name="T34"> </text:span><text:span text:style-name="T5">p</text:span><text:span text:style-name="T7">(</text:span><text:span text:style-name="T5">x</text:span><text:span text:style-name="T7">),</text:span><text:span text:style-name="T22"> </text:span><text:span text:style-name="T9">it</text:span><text:span text:style-name="T33"> </text:span><text:span text:style-name="T7">is</text:span><text:span text:style-name="T22"> </text:span><text:span text:style-name="T7">not</text:span><text:span text:style-name="T35"> </text:span><text:span text:style-name="T7">a</text:span><text:span text:style-name="T22"> </text:span><text:span text:style-name="T7">feature</text:span><text:span text:style-name="T35"> </text:span><text:span text:style-name="T7">of</text:span><text:span text:style-name="T22"> </text:span><text:span text:style-name="T7">the</text:span><text:span text:style-name="T35"> </text:span><text:span text:style-name="T7">random</text:span><text:span text:style-name="T22"> </text:span><text:span text:style-name="T24">v</text:span><text:span text:style-name="T7">ariable</text:span><text:span text:style-name="T22"> </text:span><text:span text:style-name="T7">itself</text:span><text:span text:style-name="T35"> </text:span><text:span text:style-name="T7">but</text:span><text:span text:style-name="T22"> </text:span><text:span text:style-name="T7">only of</text:span><text:span text:style-name="T36"> </text:span><text:span text:style-name="T7">the</text:span><text:span text:style-name="T37"> </text:span><text:span text:style-name="T7">set</text:span><text:span text:style-name="T37"> </text:span><text:span text:style-name="T7">of</text:span><text:span text:style-name="T37"> </text:span><text:span text:style-name="T7">its</text:span><text:span text:style-name="T37"> </text:span><text:span text:style-name="T7">probabili</text:span><text:span text:style-name="T14">t</text:span><text:span text:style-name="T7">y</text:span><text:span text:style-name="T36"> </text:span><text:span text:style-name="T24">v</text:span><text:span text:style-name="T7">alues.</text:span><text:span text:style-name="T28"> </text:span><text:span text:style-name="T7">This</text:span><text:span text:style-name="T37"> </text:span><text:span text:style-name="T7">pro</text:span><text:span text:style-name="T25">p</text:span><text:span text:style-name="T7">er</text:span><text:span text:style-name="T19">t</text:span><text:span text:style-name="T7">y</text:span><text:span text:style-name="T36"> </text:span><text:span text:style-name="T7">reflects</text:span><text:span text:style-name="T28"> </text:span><text:span text:style-name="T7">in</text:span><text:span text:style-name="T37"> </text:span><text:span text:style-name="T7">a</text:span><text:span text:style-name="T36"> </text:span><text:span text:style-name="T25">p</text:span><text:span text:style-name="T7">er</text:span><text:span text:style-name="T13">m</text:span><text:span text:style-name="T7">utation</text:span><text:span text:style-name="T28"> </text:span><text:span text:style-name="T7">i</text:span><text:span text:style-name="T19">n</text:span><text:span text:style-name="T24">v</text:span><text:span text:style-name="T7">ariance</text:span><text:span text:style-name="T37"> </text:span><text:span text:style-name="T7">of</text:span><text:span text:style-name="T36"> </text:span><text:span text:style-name="T21">H</text:span><text:span text:style-name="T7">(</text:span><text:span text:style-name="T23">X</text:span><text:span text:style-name="T7">):</text:span><text:span text:style-name="T28"> </text:span><text:span text:style-name="T7">let</text:span><text:span text:style-name="T10"> </text:span><text:span text:style-name="T7">the</text:span><text:span text:style-name="T32"> </text:span><text:span text:style-name="T24">v</text:span><text:span text:style-name="T7">ariable</text:span><text:span text:style-name="T30"> </text:span><text:span text:style-name="T16">σ</text:span><text:span text:style-name="T5">.X</text:span><text:span text:style-name="T38"> </text:span><text:span text:style-name="T7">obtained</text:span><text:span text:style-name="T39"> </text:span><text:span text:style-name="T13">b</text:span><text:span text:style-name="T7">y</text:span><text:span text:style-name="T32"> </text:span><text:span text:style-name="T7">a</text:span><text:span text:style-name="T30"> </text:span><text:span text:style-name="T25">p</text:span><text:span text:style-name="T7">er</text:span><text:span text:style-name="T13">m</text:span><text:span text:style-name="T7">utation</text:span><text:span text:style-name="T30"> </text:span><text:span text:style-name="T7">of</text:span><text:span text:style-name="T30"> </text:span><text:span text:style-name="T7">the</text:span><text:span text:style-name="T32"> </text:span><text:span text:style-name="T7">states,</text:span><text:span text:style-name="T30"> </text:span><text:span text:style-name="T7">namely</text:span><text:span text:style-name="T30"> </text:span><text:span text:style-name="T7">Prob(</text:span><text:span text:style-name="T16">σ</text:span><text:span text:style-name="T5">.X</text:span><text:span text:style-name="T40"> </text:span><text:span text:style-name="T9">= </text:span><text:span text:style-name="T6">x</text:span><text:span text:style-name="T127">σ</text:span><text:span text:style-name="T128">(</text:span><text:span text:style-name="T129">i</text:span><text:span text:style-name="T130">)</text:span><text:span text:style-name="T70">) = </text:span><text:span text:style-name="T74">p</text:span><text:span text:style-name="T69">(</text:span><text:span text:style-name="T74">x</text:span><text:span text:style-name="T126">i</text:span><text:span text:style-name="T69">),</text:span><text:span text:style-name="T80"> </text:span><text:span text:style-name="T69">then</text:span><text:span text:style-name="T71"> </text:span><text:span text:style-name="T77">H</text:span><text:span text:style-name="T69">(</text:span><text:span text:style-name="T78">X</text:span><text:span text:style-name="T69">)</text:span><text:span text:style-name="T81"> </text:span><text:span text:style-name="T70">=</text:span><text:span text:style-name="T82"> </text:span><text:span text:style-name="T77">H</text:span><text:span text:style-name="T69">(</text:span><text:span text:style-name="T84">σ</text:span><text:span text:style-name="T74">.</text:span><text:span text:style-name="T78">X</text:span><text:span text:style-name="T69">).</text:span><text:span text:style-name="T79"> </text:span></text:p>
      <text:p text:style-name="P11"><text:span text:style-name="T4">A</text:span><text:span text:style-name="T18"> </text:span><text:span text:style-name="T4">sequence</text:span><text:span text:style-name="T18"> </text:span><text:span text:style-name="T4">of</text:span><text:span text:style-name="T18"> </text:span><text:span text:style-name="T5">N</text:span><text:span text:style-name="T41"> </text:span><text:span text:style-name="T11">coin</text:span><text:span text:style-name="T17"> </text:span><text:span text:style-name="T11">tosses</text:span><text:span text:style-name="T17"> </text:span><text:span text:style-name="T11">(of</text:span><text:span text:style-name="T42"> </text:span><text:span text:style-name="T11">an</text:span><text:span text:style-name="T17"> </text:span><text:span text:style-name="T11">assumed</text:span><text:span text:style-name="T42"> </text:span><text:span text:style-name="T11">unbiased</text:span><text:span text:style-name="T17"> </text:span><text:span text:style-name="T11">coin)</text:span><text:span text:style-name="T17"> </text:span><text:span text:style-name="T11">has</text:span><text:span text:style-name="T42"> </text:span><text:span text:style-name="T11">2</text:span><text:span text:style-name="T120">N</text:span><text:span text:style-name="T121"> </text:span><text:span text:style-name="T72">possible</text:span><text:span text:style-name="T87"> </text:span><text:span text:style-name="T72">out-</text:span><text:span text:style-name="T73"> </text:span><text:span text:style-name="T72">comes:</text:span><text:span text:style-name="T88"> </text:span><text:span text:style-name="T72">there</text:span><text:span text:style-name="T76"> </text:span><text:span text:style-name="T72">is</text:span><text:span text:style-name="T83"> </text:span><text:span text:style-name="T72">an</text:span><text:span text:style-name="T76"> </text:span><text:span text:style-name="T72">uncertainty</text:span><text:span text:style-name="T76"> </text:span><text:span text:style-name="T72">in</text:span><text:span text:style-name="T76"> </text:span><text:span text:style-name="T72">the</text:span><text:span text:style-name="T76"> </text:span><text:span text:style-name="T72">outcome</text:span><text:span text:style-name="T76"> </text:span><text:span text:style-name="T72">that</text:span><text:span text:style-name="T83"> </text:span><text:span text:style-name="T72">we</text:span><text:span text:style-name="T76"> </text:span><text:span text:style-name="T72">measure</text:span><text:span text:style-name="T76"> </text:span><text:span text:style-name="T72">by</text:span><text:span text:style-name="T76"> </text:span><text:span text:style-name="T72">the</text:span><text:span text:style-name="T76"> </text:span><text:span text:style-name="T72">“entro</text:span><text:span text:style-name="T86">p</text:span><text:span text:style-name="T72">y”</text:span><text:span text:style-name="T73"> </text:span><text:span text:style-name="T72">which</text:span><text:span text:style-name="T85"> </text:span><text:span text:style-name="T72">is</text:span><text:span text:style-name="T75"> </text:span><text:span text:style-name="T72">the</text:span><text:span text:style-name="T75"> </text:span><text:span text:style-name="T72">log</text:span><text:span text:style-name="T85"> </text:span><text:span text:style-name="T72">of</text:span><text:span text:style-name="T75"> </text:span><text:span text:style-name="T72">the</text:span><text:span text:style-name="T75"> </text:span><text:span text:style-name="T72">number</text:span><text:span text:style-name="T75"> </text:span><text:span text:style-name="T72">of</text:span><text:span text:style-name="T85"> </text:span><text:span text:style-name="T72">possible</text:span><text:span text:style-name="T75"> </text:span><text:span text:style-name="T72">equally</text:span><text:span text:style-name="T75"> </text:span><text:span text:style-name="T72">li</text:span><text:span text:style-name="T86">k</text:span><text:span text:style-name="T72">ely</text:span><text:span text:style-name="T75"> </text:span><text:span text:style-name="T72">outcomes:</text:span></text:p>
      <text:p text:style-name="P13"><draw:frame draw:style-name="fr4" draw:name="graphics8" text:anchor-type="as-char" svg:y="-0.529cm" svg:width="4.343cm" svg:height="0.847cm" draw:z-index="5"><draw:image xlink:href="Pictures/20000007000010F70000034FD95A2496.svm" xlink:type="simple" xlink:show="embed" xlink:actuate="onLoad"/></draw:frame></text:p>
      <text:p text:style-name="P3"><text:span text:style-name="T89">W</text:span><text:span text:style-name="T49">e</text:span><text:span text:style-name="T90"> </text:span><text:span text:style-name="T49">could</text:span><text:span text:style-name="T90"> </text:span><text:span text:style-name="T49">use</text:span><text:span text:style-name="T91"> </text:span><text:span text:style-name="T49">the</text:span><text:span text:style-name="T90"> </text:span><text:span text:style-name="T49">sequences</text:span><text:span text:style-name="T90"> </text:span><text:span text:style-name="T49">e.g.</text:span><text:span text:style-name="T62"> </text:span><text:span text:style-name="T49">heads,heads</text:span><text:span text:style-name="T59">,</text:span><text:span text:style-name="T92">..</text:span><text:span text:style-name="T44">.</text:span><text:span text:style-name="T93"> </text:span><text:span text:style-name="T49">tail</text:span><text:span text:style-name="T91"> </text:span><text:span text:style-name="T49">to</text:span><text:span text:style-name="T90"> </text:span><text:span text:style-name="T49">send</text:span><text:span text:style-name="T91"> </text:span><text:span text:style-name="T49">a</text:span><text:span text:style-name="T90"> </text:span><text:span text:style-name="T49">message,</text:span><text:span text:style-name="T94"> </text:span><text:span text:style-name="T49">and</text:span><text:span text:style-name="T90"> </text:span><text:span text:style-name="T49">we </text:span><text:span text:style-name="T110">could</text:span><text:span text:style-name="T176"> </text:span><text:span text:style-name="T110">send</text:span><text:span text:style-name="T163"> </text:span><text:span text:style-name="T158">2</text:span><text:span text:style-name="T118">N</text:span><text:span text:style-name="T119"> </text:span><text:span text:style-name="T48">di</text:span><text:span text:style-name="T68">f</text:span><text:span text:style-name="T48">ferent</text:span><text:span text:style-name="T95"> </text:span><text:span text:style-name="T48">messages.</text:span><text:span text:style-name="T53"> </text:span><text:span text:style-name="T48">The</text:span><text:span text:style-name="T96"> </text:span><text:span text:style-name="T48">“information</text:span><text:span text:style-name="T95"> </text:span><text:span text:style-name="T48">capacity”</text:span><text:span text:style-name="T96"> </text:span><text:span text:style-name="T48">of</text:span><text:span text:style-name="T96"> </text:span><text:span text:style-name="T48">this</text:span><text:span text:style-name="T95"> </text:span><text:span text:style-name="T48">scheme</text:span><text:span text:style-name="T96"> </text:span><text:span text:style-name="T48">is </text:span><text:span text:style-name="T110">again</text:span><text:span text:style-name="T150"> </text:span><text:span text:style-name="T110">measured</text:span><text:span text:style-name="T160"> </text:span><text:span text:style-name="T110">by</text:span><text:span text:style-name="T150"> </text:span><text:span text:style-name="T110">the</text:span><text:span text:style-name="T160"> </text:span><text:span text:style-name="T110">log</text:span><text:span text:style-name="T160"> </text:span><text:span text:style-name="T110">of</text:span><text:span text:style-name="T150"> </text:span><text:span text:style-name="T110">the</text:span><text:span text:style-name="T160"> </text:span><text:span text:style-name="T110">number</text:span><text:span text:style-name="T150"> </text:span><text:span text:style-name="T110">of</text:span><text:span text:style-name="T160"> </text:span><text:span text:style-name="T110">possible</text:span><text:span text:style-name="T160"> </text:span><text:span text:style-name="T110">messages</text:span></text:p>
      <text:p text:style-name="P3"><draw:frame draw:style-name="fr5" draw:name="graphics7" text:anchor-type="paragraph" svg:width="4.625cm" svg:height="0.988cm" draw:z-index="1"><draw:image xlink:href="Pictures/2000000700001211000003DC7AFE1DE5.svm" xlink:type="simple" xlink:show="embed" xlink:actuate="onLoad"/></draw:frame><text:span text:style-name="T49">In</text:span><text:span text:style-name="T97"> </text:span><text:span text:style-name="T49">this</text:span><text:span text:style-name="T97"> </text:span><text:span text:style-name="T49">cont</text:span><text:span text:style-name="T67">e</text:span><text:span text:style-name="T49">xt</text:span><text:span text:style-name="T97"> </text:span><text:span text:style-name="T49">we</text:span><text:span text:style-name="T97"> </text:span><text:span text:style-name="T98">w</text:span><text:span text:style-name="T49">ould</text:span><text:span text:style-name="T97"> </text:span><text:span text:style-name="T49">often</text:span><text:span text:style-name="T99"> </text:span><text:span text:style-name="T49">use</text:span><text:span text:style-name="T97"> </text:span><text:span text:style-name="T49">base</text:span><text:span text:style-name="T97"> </text:span><text:span text:style-name="T49">2</text:span><text:span text:style-name="T99"> </text:span><text:span text:style-name="T49">for</text:span><text:span text:style-name="T97"> </text:span><text:span text:style-name="T49">the</text:span><text:span text:style-name="T97"> </text:span><text:span text:style-name="T49">log</text:span><text:span text:style-name="T97"> </text:span><text:span text:style-name="T49">and</text:span><text:span text:style-name="T99"> </text:span><text:span text:style-name="T49">say</text:span><text:span text:style-name="T97"> </text:span><text:span text:style-name="T49">there</text:span><text:span text:style-name="T97"> </text:span><text:span text:style-name="T49">are</text:span><text:span text:style-name="T99"> </text:span><text:span text:style-name="T44">N</text:span><text:span text:style-name="T52"> </text:span><text:span text:style-name="T49">bits</text:span><text:span text:style-name="T97"> </text:span><text:span text:style-name="T49">of </text:span><text:span text:style-name="T110">information.</text:span><text:span text:style-name="T173"> </text:span><text:span text:style-name="T110">An</text:span><text:span text:style-name="T175"> </text:span><text:span text:style-name="T110">alternat</text:span><text:span text:style-name="T150">i</text:span><text:span text:style-name="T155">v</text:span><text:span text:style-name="T110">e</text:span><text:span text:style-name="T175"> </text:span><text:span text:style-name="T110">point</text:span><text:span text:style-name="T175"> </text:span><text:span text:style-name="T110">of</text:span><text:span text:style-name="T175"> </text:span><text:span text:style-name="T110">vi</text:span><text:span text:style-name="T150">e</text:span><text:span text:style-name="T110">w</text:span><text:span text:style-name="T175"> </text:span><text:span text:style-name="T110">is</text:span><text:span text:style-name="T175"> </text:span><text:span text:style-name="T110">that</text:span><text:span text:style-name="T175"> </text:span><text:span text:style-name="T110">the</text:span><text:span text:style-name="T175"> </text:span><text:span text:style-name="T110">measurement</text:span><text:span text:style-name="T175"> </text:span><text:span text:style-name="T110">of</text:span><text:span text:style-name="T158"> </text:span><text:span text:style-name="T110">a</text:span><text:span text:style-name="T175"> </text:span><text:span text:style-name="T110">particular</text:span><text:span text:style-name="T111"> </text:span><text:span text:style-name="T110">result</text:span><text:span text:style-name="T177"> </text:span><text:span text:style-name="T110">i.e.</text:span><text:span text:style-name="T178"> </text:span><text:span text:style-name="T110">sequence</text:span><text:span text:style-name="T174"> </text:span><text:span text:style-name="T110">of</text:span><text:span text:style-name="T177"> </text:span><text:span text:style-name="T110">heads</text:span><text:span text:style-name="T177"> </text:span><text:span text:style-name="T110">and</text:span><text:span text:style-name="T174"> </text:span><text:span text:style-name="T110">tails</text:span><text:span text:style-name="T177"> </text:span><text:span text:style-name="T110">has</text:span><text:span text:style-name="T174"> </text:span><text:span text:style-name="T110">told</text:span><text:span text:style-name="T177"> </text:span><text:span text:style-name="T110">us</text:span><text:span text:style-name="T174"> </text:span><text:span text:style-name="T110">something</text:span><text:span text:style-name="T177"> </text:span><text:span text:style-name="T110">about</text:span><text:span text:style-name="T177"> </text:span><text:span text:style-name="T110">the</text:span><text:span text:style-name="T174"> </text:span><text:span text:style-name="T110">system</text:span><text:span text:style-name="T111"> </text:span><text:span text:style-name="T110">and</text:span><text:span text:style-name="T170"> </text:span><text:span text:style-name="T110">we</text:span><text:span text:style-name="T170"> </text:span><text:span text:style-name="T110">h</text:span><text:span text:style-name="T160">a</text:span><text:span text:style-name="T155">v</text:span><text:span text:style-name="T110">e</text:span><text:span text:style-name="T170"> </text:span><text:span text:style-name="T110">learned</text:span><text:span text:style-name="T170"> </text:span><text:span text:style-name="T106">N</text:span><text:span text:style-name="T151"> </text:span><text:span text:style-name="T116">log</text:span><text:span text:style-name="T179"> </text:span><text:span text:style-name="T116">2</text:span><text:span text:style-name="T172"> </text:span><text:span text:style-name="T116">bits</text:span><text:span text:style-name="T169"> </text:span><text:span text:style-name="T116">of</text:span><text:span text:style-name="T169"> </text:span><text:span text:style-name="T116">information</text:span><text:span text:style-name="T157"> </text:span><text:span text:style-name="T116">The</text:span><text:span text:style-name="T169"> </text:span><text:span text:style-name="T116">ideas</text:span><text:span text:style-name="T169"> </text:span><text:span text:style-name="T116">of</text:span><text:span text:style-name="T169"> </text:span><text:span text:style-name="T116">uncertainty</text:span><text:span text:style-name="T169"> </text:span><text:span text:style-name="T116">of</text:span><text:span text:style-name="T169"> </text:span><text:span text:style-name="T116">outcome</text:span><text:span text:style-name="T148"> </text:span><text:span text:style-name="T116">(entro</text:span><text:span text:style-name="T153">p</text:span><text:span text:style-name="T116">y)</text:span><text:span text:style-name="T148"> </text:span><text:span text:style-name="T116">and</text:span><text:span text:style-name="T148"> </text:span><text:span text:style-name="T116">what</text:span><text:span text:style-name="T148"> </text:span><text:span text:style-name="T116">has</text:span><text:span text:style-name="T148"> </text:span><text:span text:style-name="T116">been</text:span><text:span text:style-name="T148"> </text:span><text:span text:style-name="T116">learned</text:span><text:span text:style-name="T148"> </text:span><text:span text:style-name="T116">from</text:span><text:span text:style-name="T148"> </text:span><text:span text:style-name="T116">a</text:span><text:span text:style-name="T148"> </text:span><text:span text:style-name="T116">measurement</text:span><text:span text:style-name="T148"> </text:span><text:span text:style-name="T116">(information)</text:span><text:span text:style-name="T148"> </text:span><text:span text:style-name="T116">are</text:span><text:span text:style-name="T117"> </text:span><text:span text:style-name="T116">complementar</text:span><text:span text:style-name="T134">y</text:span><text:span text:style-name="T116">.</text:span></text:p>
      <text:p text:style-name="P4"><text:soft-page-break/>Conclusion</text:p>
      <text:p text:style-name="P6">The work done, primarily by Boltzmann &amp; Gibbs, on the foundations of statistical mechanics, is of profound significance that can hardly be overestimated. In the hands of Clausius and his contemporarys, entropy was an important, but strictly thermodynamic property. Outside of physics, it simply had no meaning. But the mathematical foundations of statistical mechanics are applicable to any statistical system, regardless of its status as a thermodynamic system. So it is by the road of statistical mechanics, that we are able to talk about entropy in fields outside of thermodynamics.</text:p>
      <text:p text:style-name="P7"><text:span text:style-name="T180">In </text:span><text:span text:style-name="T1">A Mathematical Theory of Communication</text:span><text:span text:style-name="T180">, appendix 2, Shannon proves his Theorem 2, that this Boltzmann entropy is the only function which satisfy's the requirements for a function to measure the uncertainty in a message (where a "message" is a string of binary bits). In this case, the constant </text:span><text:span text:style-name="T131">k</text:span><text:span text:style-name="T180"> is recognized as only setting the units; it is arbitrary, and can be set equal to exactly 1 without any loss of generality. In this case the probabilty </text:span><text:span text:style-name="T131">P</text:span><text:span text:style-name="T122">i</text:span><text:span text:style-name="T180"> is the probability for the value of a given bit (usually a binary bit, but not necessarily). </text:span></text:p>
      <text:p text:style-name="P9"><text:span text:style-name="T103">Boltzmann constant in Boltzmann's entropy formula is different from p in Shannon's Entropy formula. The </text:span><text:span text:style-name="T101">p</text:span><text:span text:style-name="T100">k</text:span><text:span text:style-name="T104">’s in Shannon Entropy formula may change because of transmission errors while Boltzmann's is constant.</text:span></text:p>
      <text:p text:style-name="P15">References</text:p>
      <text:list xml:id="list8051641410122302427" text:style-name="L2">
        <text:list-item>
          <text:p text:style-name="P17"><text:span text:style-name="T105">Lambert, Frank L. "The Conceptual Meaning of Thermodynamic Entropy in the 21st Century." </text:span><text:span text:style-name="T102">International Research Journal of Pure &amp; Applied Chemistry</text:span><text:span text:style-name="T105"> (n.d.): 1-2. </text:span></text:p>
        </text:list-item>
        <text:list-item>
          <text:p text:style-name="P17"><text:span text:style-name="T105">"A Brief History of Entropy" Web log post. </text:span><text:span text:style-name="T102">Beyond the Standard Model Pub</text:span><text:span text:style-name="T105">. N.p., n.d. Web. &lt;http://disipio.wordpress.com/tag/heat/&gt;. </text:span></text:p>
        </text:list-item>
        <text:list-item>
          <text:p text:style-name="P17"><text:soft-page-break/><text:span text:style-name="T105">Schmitz, John E.J. "What Is Entropy? Boltzmann’s Interpretation." Weblog post. </text:span><text:span text:style-name="T102">The Second Law of Life</text:span><text:span text:style-name="T105">. N.p., n.d. Web. &lt;http://secondlawoflife.wordpress.com/2007/06/03/what-is-entropy-boltzmanns-interpretation/&gt;. </text:span></text:p>
        </text:list-item>
        <text:list-item>
          <text:p text:style-name="P17"><text:span text:style-name="T105">Thompson, Tim. "The Definitions of Entropy." </text:span><text:span text:style-name="T102">What Is Entropy?</text:span><text:span text:style-name="T105"> N.p., n.d. Web.</text:span></text:p>
        </text:list-item>
        <text:list-item>
          <text:p text:style-name="P18">Shannon, Claude E. "A Mathematical Theory of Communication." (1948): n. pag. Web.</text:p>
        </text:list-item>
      </text:list>
      <text:p text:style-name="P19"/>
      <text:p text:style-name="P16">Tolga Gölbaşı 1240000200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2" svg:font-family="Mangal"/>
    <style:font-face style:name="OpenSymbol" svg:font-family="OpenSymbol"/>
    <style:font-face style:name="Helvetica" svg:font-family="Helvetica" style:font-family-generic="roman"/>
    <style:font-face style:name="Times New Roman1" svg:font-family="'Times New Roman'" style:font-family-generic="roman"/>
    <style:font-face style:name="Arial1" svg:font-family="Arial" style:font-family-generic="swiss"/>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tr" fo:country="T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tr" fo:country="T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1"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1" style:font-size-complex="24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List_20_Paragraph" style:display-name="List Paragraph" style:family="paragraph" style:parent-style-name="Standard" style:next-style-name="Standard"/>
    <style:style style:name="Table_20_Paragraph" style:display-name="Table Paragraph" style:family="paragraph" style:parent-style-name="Standard" style:next-style-name="Standard"/>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Mangal" fo:font-size="32pt" fo:font-style="normal" fo:text-shadow="none" style:text-underline-style="none" fo:font-weight="normal"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808000" style:text-outline="false" style:text-line-through-style="none" style:font-name="Mangal" fo:font-size="44pt" fo:font-style="normal" fo:text-shadow="none" style:text-underline-style="none" fo:font-weight="normal"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32pt" fo:font-style="normal" fo:text-shadow="none" style:text-underline-style="none" fo:font-weight="normal"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Mangal" fo:font-size="18pt"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808000" style:text-outline="false" style:text-line-through-style="none" style:font-name="Mangal" fo:font-size="44pt" fo:font-style="normal" fo:text-shadow="none" style:text-underline-style="none" fo:font-weight="normal"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Mangal" fo:font-size="32pt" fo:font-style="normal" fo:text-shadow="none" style:text-underline-style="none" fo:font-weight="normal"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808000" style:text-outline="false" style:text-line-through-style="none" style:font-name="Mangal" fo:font-size="44pt" fo:font-style="normal" fo:text-shadow="none" style:text-underline-style="none" fo:font-weight="normal"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consecutive-numbering="true">
      <text:list-level-style-number text:level="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4T00:46:03.46</meta:creation-date>
    <dc:date>2013-01-09T16:27:11.74</dc:date>
    <meta:editing-duration>P1DT2H35M39S</meta:editing-duration>
    <meta:editing-cycles>46</meta:editing-cycles>
    <meta:generator>OpenOffice.org/3.4.1$Win32 OpenOffice.org_project/341m1$Build-9593</meta:generator>
    <meta:document-statistic meta:table-count="0" meta:image-count="6" meta:object-count="0" meta:page-count="7" meta:paragraph-count="45" meta:word-count="1609" meta:character-count="9834"/>
  </office:meta>
</office:document-meta>
</file>